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8];[.$AF$2:.$AF$358];[.AH4])" office:value-type="float" office:value="14.0950978633023" calcext:value-type="float">
            <text:p>14.0950978633023</text:p>
          </table:table-cell>
          <table:table-cell table:formula="of:=AVERAGEIFS([.$AD$2:.$AD$358];[.$AF$2:.$AF$358];[.AI4])" office:value-type="float" office:value="33.6576717804193" calcext:value-type="float">
            <text:p>33.6576717804193</text:p>
          </table:table-cell>
          <table:table-cell table:formula="of:=AVERAGEIFS([.$AD$2:.$AD$358];[.$AF$2:.$AF$358];[.AJ4])" office:value-type="float" office:value="46.2827464085487" calcext:value-type="float">
            <text:p>46.2827464085487</text:p>
          </table:table-cell>
          <table:table-cell table:formula="of:=AVERAGEIFS([.$AD$2:.$AD$358];[.$AF$2:.$AF$358];[.AK4])" office:value-type="float" office:value="60.7604325774433" calcext:value-type="float">
            <text:p>60.7604325774433</text:p>
          </table:table-cell>
          <table:table-cell table:formula="of:=AVERAGEIFS([.$AD$2:.$AD$358];[.$AF$2:.$AF$358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Huss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8" calcext:value-type="float">
            <text:p>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352" calcext:value-type="float">
            <text:p>1352</text:p>
          </table:table-cell>
          <table:table-cell table:formula="of:=((([.$F68]+8)*2)^2)/([.$F68]+60)" office:value-type="float" office:value="34.6666666666667" calcext:value-type="float">
            <text:p>34.6666666666667</text:p>
          </table:table-cell>
          <table:table-cell table:formula="of:=[.AC68]/[.AD6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9]+[.O6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7]+[.C77]+[.D77]+[.E77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7]+[.O77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250" calcext:value-type="float">
            <text:p>1250</text:p>
          </table:table-cell>
          <table:table-cell table:formula="of:=((([.$F77]+8)*2)^2)/([.$F77]+60)" office:value-type="float" office:value="32.4675324675325" calcext:value-type="float">
            <text:p>32.4675324675325</text:p>
          </table:table-cell>
          <table:table-cell table:formula="of:=[.AC77]/[.AD7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1]+[.O8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352" calcext:value-type="float">
            <text:p>1352</text:p>
          </table:table-cell>
          <table:table-cell table:formula="of:=((([.$F85]+8)*2)^2)/([.$F85]+60)" office:value-type="float" office:value="34.6666666666667" calcext:value-type="float">
            <text:p>34.6666666666667</text:p>
          </table:table-cell>
          <table:table-cell table:formula="of:=[.AC85]/[.AD8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8]+[.O88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1]+[.O9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+[.C94]+[.D94]+[.E9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458" calcext:value-type="float">
            <text:p>1458</text:p>
          </table:table-cell>
          <table:table-cell table:formula="of:=((([.$F94]+8)*2)^2)/([.$F94]+60)" office:value-type="float" office:value="36.9113924050633" calcext:value-type="float">
            <text:p>36.9113924050633</text:p>
          </table:table-cell>
          <table:table-cell table:formula="of:=[.AC94]/[.AD9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5]+[.O95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568" calcext:value-type="float">
            <text:p>1568</text:p>
          </table:table-cell>
          <table:table-cell table:formula="of:=((([.$F95]+8)*2)^2)/([.$F95]+60)" office:value-type="float" office:value="39.2" calcext:value-type="float">
            <text:p>39.2</text:p>
          </table:table-cell>
          <table:table-cell table:formula="of:=[.AC95]/[.AD9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338" calcext:value-type="float">
            <text:p>338</text:p>
          </table:table-cell>
          <table:table-cell table:formula="of:=((([.$F96]+8)*2)^2)/([.$F96]+60)" office:value-type="float" office:value="10.4" calcext:value-type="float">
            <text:p>10.4</text:p>
          </table:table-cell>
          <table:table-cell table:formula="of:=[.AC96]/[.AD96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7]+[.C97]+[.D97]+[.E9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568" calcext:value-type="float">
            <text:p>1568</text:p>
          </table:table-cell>
          <table:table-cell table:formula="of:=((([.$F97]+8)*2)^2)/([.$F97]+60)" office:value-type="float" office:value="39.2" calcext:value-type="float">
            <text:p>39.2</text:p>
          </table:table-cell>
          <table:table-cell table:formula="of:=[.AC97]/[.AD9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568" calcext:value-type="float">
            <text:p>1568</text:p>
          </table:table-cell>
          <table:table-cell table:formula="of:=((([.$F100]+8)*2)^2)/([.$F100]+60)" office:value-type="float" office:value="39.2" calcext:value-type="float">
            <text:p>39.2</text:p>
          </table:table-cell>
          <table:table-cell table:formula="of:=[.AC100]/[.AD100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1]+[.O101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682" calcext:value-type="float">
            <text:p>1682</text:p>
          </table:table-cell>
          <table:table-cell table:formula="of:=((([.$F101]+8)*2)^2)/([.$F101]+60)" office:value-type="float" office:value="41.5308641975309" calcext:value-type="float">
            <text:p>41.5308641975309</text:p>
          </table:table-cell>
          <table:table-cell table:formula="of:=[.AC101]/[.AD10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4]+[.O10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922" calcext:value-type="float">
            <text:p>1922</text:p>
          </table:table-cell>
          <table:table-cell table:formula="of:=((([.$F105]+8)*2)^2)/([.$F105]+60)" office:value-type="float" office:value="46.3132530120482" calcext:value-type="float">
            <text:p>46.3132530120482</text:p>
          </table:table-cell>
          <table:table-cell table:formula="of:=[.AC105]/[.AD105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6]+[.C106]+[.D106]+[.E106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6]+[.O10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048" calcext:value-type="float">
            <text:p>2048</text:p>
          </table:table-cell>
          <table:table-cell table:formula="of:=((([.$F106]+8)*2)^2)/([.$F106]+60)" office:value-type="float" office:value="48.7619047619048" calcext:value-type="float">
            <text:p>48.7619047619048</text:p>
          </table:table-cell>
          <table:table-cell table:formula="of:=[.AC106]/[.AD106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7]+[.C107]+[.D107]+[.E10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7]+[.O107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2178" calcext:value-type="float">
            <text:p>2178</text:p>
          </table:table-cell>
          <table:table-cell table:formula="of:=((([.$F107]+8)*2)^2)/([.$F107]+60)" office:value-type="float" office:value="51.2470588235294" calcext:value-type="float">
            <text:p>51.2470588235294</text:p>
          </table:table-cell>
          <table:table-cell table:formula="of:=[.AC107]/[.AD107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352" calcext:value-type="float">
            <text:p>1352</text:p>
          </table:table-cell>
          <table:table-cell table:formula="of:=((([.$F109]+8)*2)^2)/([.$F109]+60)" office:value-type="float" office:value="34.6666666666667" calcext:value-type="float">
            <text:p>34.6666666666667</text:p>
          </table:table-cell>
          <table:table-cell table:formula="of:=[.AC109]/[.AD10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1]+[.O111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4]+[.C114]+[.D114]+[.E11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458" calcext:value-type="float">
            <text:p>1458</text:p>
          </table:table-cell>
          <table:table-cell table:formula="of:=((([.$F114]+8)*2)^2)/([.$F114]+60)" office:value-type="float" office:value="36.9113924050633" calcext:value-type="float">
            <text:p>36.9113924050633</text:p>
          </table:table-cell>
          <table:table-cell table:formula="of:=[.AC114]/[.AD114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5]+[.O115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7]+[.O11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9]+[.O119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0]+[.O120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2]+[.C122]+[.D122]+[.E122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568" calcext:value-type="float">
            <text:p>1568</text:p>
          </table:table-cell>
          <table:table-cell table:formula="of:=((([.$F122]+8)*2)^2)/([.$F122]+60)" office:value-type="float" office:value="39.2" calcext:value-type="float">
            <text:p>39.2</text:p>
          </table:table-cell>
          <table:table-cell table:formula="of:=[.AC122]/[.AD12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3]+[.O12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7]+[.C127]+[.D127]+[.E127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682" calcext:value-type="float">
            <text:p>1682</text:p>
          </table:table-cell>
          <table:table-cell table:formula="of:=((([.$F127]+8)*2)^2)/([.$F127]+60)" office:value-type="float" office:value="41.5308641975309" calcext:value-type="float">
            <text:p>41.5308641975309</text:p>
          </table:table-cell>
          <table:table-cell table:formula="of:=[.AC127]/[.AD12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6]+[.O13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0]+[.O140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800" calcext:value-type="float">
            <text:p>1800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table:formula="of:=[.AC142]/[.AD1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6]+[.O146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7]+[.O14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9]+[.O149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0]+[.O150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1]+[.O151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2]+[.O15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4]+[.O154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9]+[.O15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0]+[.O16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3]+[.C163]+[.D163]+[.E16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048" calcext:value-type="float">
            <text:p>2048</text:p>
          </table:table-cell>
          <table:table-cell table:formula="of:=((([.$F163]+8)*2)^2)/([.$F163]+60)" office:value-type="float" office:value="48.7619047619048" calcext:value-type="float">
            <text:p>48.7619047619048</text:p>
          </table:table-cell>
          <table:table-cell table:formula="of:=[.AC163]/[.AD16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4]+[.O16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5]+[.C165]+[.D165]+[.E165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5]+[.O165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178" calcext:value-type="float">
            <text:p>2178</text:p>
          </table:table-cell>
          <table:table-cell table:formula="of:=((([.$F165]+8)*2)^2)/([.$F165]+60)" office:value-type="float" office:value="51.2470588235294" calcext:value-type="float">
            <text:p>51.2470588235294</text:p>
          </table:table-cell>
          <table:table-cell table:formula="of:=[.AC165]/[.AD16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6]+[.O16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1922" calcext:value-type="float">
            <text:p>1922</text:p>
          </table:table-cell>
          <table:table-cell table:formula="of:=((([.$F166]+8)*2)^2)/([.$F166]+60)" office:value-type="float" office:value="46.3132530120482" calcext:value-type="float">
            <text:p>46.3132530120482</text:p>
          </table:table-cell>
          <table:table-cell table:formula="of:=[.AC166]/[.AD16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7]+[.O167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178" calcext:value-type="float">
            <text:p>2178</text:p>
          </table:table-cell>
          <table:table-cell table:formula="of:=((([.$F168]+8)*2)^2)/([.$F168]+60)" office:value-type="float" office:value="51.2470588235294" calcext:value-type="float">
            <text:p>51.2470588235294</text:p>
          </table:table-cell>
          <table:table-cell table:formula="of:=[.AC168]/[.AD16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70]+[.O17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2]+[.O17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312" calcext:value-type="float">
            <text:p>2312</text:p>
          </table:table-cell>
          <table:table-cell table:formula="of:=((([.$F173]+8)*2)^2)/([.$F173]+60)" office:value-type="float" office:value="53.7674418604651" calcext:value-type="float">
            <text:p>53.7674418604651</text:p>
          </table:table-cell>
          <table:table-cell table:formula="of:=[.AC173]/[.AD173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450" calcext:value-type="float">
            <text:p>2450</text:p>
          </table:table-cell>
          <table:table-cell table:formula="of:=((([.$F179]+8)*2)^2)/([.$F179]+60)" office:value-type="float" office:value="56.3218390804598" calcext:value-type="float">
            <text:p>56.3218390804598</text:p>
          </table:table-cell>
          <table:table-cell table:formula="of:=[.AC179]/[.AD17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592" calcext:value-type="float">
            <text:p>2592</text:p>
          </table:table-cell>
          <table:table-cell table:formula="of:=((([.$F180]+8)*2)^2)/([.$F180]+60)" office:value-type="float" office:value="58.9090909090909" calcext:value-type="float">
            <text:p>58.9090909090909</text:p>
          </table:table-cell>
          <table:table-cell table:formula="of:=[.AC180]/[.AD180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1]+[.C181]+[.D181]+[.E181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1]+[.O18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3362" calcext:value-type="float">
            <text:p>3362</text:p>
          </table:table-cell>
          <table:table-cell table:formula="of:=((([.$F181]+8)*2)^2)/([.$F181]+60)" office:value-type="float" office:value="72.3010752688172" calcext:value-type="float">
            <text:p>72.3010752688172</text:p>
          </table:table-cell>
          <table:table-cell table:formula="of:=[.AC181]/[.AD181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2]+[.C182]+[.D182]+[.E182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1800" calcext:value-type="float">
            <text:p>1800</text:p>
          </table:table-cell>
          <table:table-cell table:formula="of:=((([.$F182]+8)*2)^2)/([.$F182]+60)" office:value-type="float" office:value="43.9024390243903" calcext:value-type="float">
            <text:p>43.9024390243903</text:p>
          </table:table-cell>
          <table:table-cell table:formula="of:=[.AC182]/[.AD182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3]+[.C183]+[.D183]+[.E18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048" calcext:value-type="float">
            <text:p>2048</text:p>
          </table:table-cell>
          <table:table-cell table:formula="of:=((([.$F183]+8)*2)^2)/([.$F183]+60)" office:value-type="float" office:value="48.7619047619048" calcext:value-type="float">
            <text:p>48.7619047619048</text:p>
          </table:table-cell>
          <table:table-cell table:formula="of:=[.AC183]/[.AD18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4]+[.O184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7]+[.O18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178" calcext:value-type="float">
            <text:p>2178</text:p>
          </table:table-cell>
          <table:table-cell table:formula="of:=((([.$F187]+8)*2)^2)/([.$F187]+60)" office:value-type="float" office:value="51.2470588235294" calcext:value-type="float">
            <text:p>51.2470588235294</text:p>
          </table:table-cell>
          <table:table-cell table:formula="of:=[.AC187]/[.AD18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8]+[.O188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9]+[.C189]+[.D189]+[.E189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312" calcext:value-type="float">
            <text:p>2312</text:p>
          </table:table-cell>
          <table:table-cell table:formula="of:=((([.$F189]+8)*2)^2)/([.$F189]+60)" office:value-type="float" office:value="53.7674418604651" calcext:value-type="float">
            <text:p>53.7674418604651</text:p>
          </table:table-cell>
          <table:table-cell table:formula="of:=[.AC189]/[.AD189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0]+[.O19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1]+[.O191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2]+[.O192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450" calcext:value-type="float">
            <text:p>2450</text:p>
          </table:table-cell>
          <table:table-cell table:formula="of:=((([.$F192]+8)*2)^2)/([.$F192]+60)" office:value-type="float" office:value="56.3218390804598" calcext:value-type="float">
            <text:p>56.3218390804598</text:p>
          </table:table-cell>
          <table:table-cell table:formula="of:=[.AC192]/[.AD19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3]+[.O19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5]+[.O195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6]+[.O196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7]+[.O197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8]+[.O198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9]+[.O19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592" calcext:value-type="float">
            <text:p>2592</text:p>
          </table:table-cell>
          <table:table-cell table:formula="of:=((([.$F199]+8)*2)^2)/([.$F199]+60)" office:value-type="float" office:value="58.9090909090909" calcext:value-type="float">
            <text:p>58.9090909090909</text:p>
          </table:table-cell>
          <table:table-cell table:formula="of:=[.AC199]/[.AD19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0]+[.O200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450" calcext:value-type="float">
            <text:p>2450</text:p>
          </table:table-cell>
          <table:table-cell table:formula="of:=((([.$F200]+8)*2)^2)/([.$F200]+60)" office:value-type="float" office:value="56.3218390804598" calcext:value-type="float">
            <text:p>56.3218390804598</text:p>
          </table:table-cell>
          <table:table-cell table:formula="of:=[.AC200]/[.AD20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592" calcext:value-type="float">
            <text:p>2592</text:p>
          </table:table-cell>
          <table:table-cell table:formula="of:=((([.$F201]+8)*2)^2)/([.$F201]+60)" office:value-type="float" office:value="58.9090909090909" calcext:value-type="float">
            <text:p>58.9090909090909</text:p>
          </table:table-cell>
          <table:table-cell table:formula="of:=[.AC201]/[.AD20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3]+[.O20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4]+[.O204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7]+[.O207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9]+[.O20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0]+[.C210]+[.D210]+[.E21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738" calcext:value-type="float">
            <text:p>2738</text:p>
          </table:table-cell>
          <table:table-cell table:formula="of:=((([.$F210]+8)*2)^2)/([.$F210]+60)" office:value-type="float" office:value="61.5280898876405" calcext:value-type="float">
            <text:p>61.5280898876405</text:p>
          </table:table-cell>
          <table:table-cell table:formula="of:=[.AC210]/[.AD21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1]+[.O21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2]+[.O21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3]+[.O21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5]+[.O215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6]+[.C216]+[.D216]+[.E216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6]+[.O216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2888" calcext:value-type="float">
            <text:p>2888</text:p>
          </table:table-cell>
          <table:table-cell table:formula="of:=((([.$F216]+8)*2)^2)/([.$F216]+60)" office:value-type="float" office:value="64.1777777777778" calcext:value-type="float">
            <text:p>64.1777777777778</text:p>
          </table:table-cell>
          <table:table-cell table:formula="of:=[.AC216]/[.AD2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7]+[.O217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9]+[.O219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1]+[.C221]+[.D221]+[.E22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1]+[.O221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042" calcext:value-type="float">
            <text:p>3042</text:p>
          </table:table-cell>
          <table:table-cell table:formula="of:=((([.$F221]+8)*2)^2)/([.$F221]+60)" office:value-type="float" office:value="66.8571428571429" calcext:value-type="float">
            <text:p>66.8571428571429</text:p>
          </table:table-cell>
          <table:table-cell table:formula="of:=[.AC221]/[.AD22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6]+[.C226]+[.D226]+[.E22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200" calcext:value-type="float">
            <text:p>3200</text:p>
          </table:table-cell>
          <table:table-cell table:formula="of:=((([.$F226]+8)*2)^2)/([.$F226]+60)" office:value-type="float" office:value="69.5652173913043" calcext:value-type="float">
            <text:p>69.5652173913043</text:p>
          </table:table-cell>
          <table:table-cell table:formula="of:=[.AC226]/[.AD22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7]+[.C227]+[.D227]+[.E227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7]+8)^2)/5)*10" office:value-type="float" office:value="3362" calcext:value-type="float">
            <text:p>3362</text:p>
          </table:table-cell>
          <table:table-cell table:formula="of:=((([.$F227]+8)*2)^2)/([.$F227]+60)" office:value-type="float" office:value="72.3010752688172" calcext:value-type="float">
            <text:p>72.3010752688172</text:p>
          </table:table-cell>
          <table:table-cell table:formula="of:=[.AC227]/[.AD227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9]+[.O22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418" calcext:value-type="float">
            <text:p>4418</text:p>
          </table:table-cell>
          <table:table-cell table:formula="of:=((([.$F229]+8)*2)^2)/([.$F229]+60)" office:value-type="float" office:value="89.2525252525252" calcext:value-type="float">
            <text:p>89.2525252525252</text:p>
          </table:table-cell>
          <table:table-cell table:formula="of:=[.AC229]/[.AD229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0]+[.C230]+[.D230]+[.E230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0]+[.O230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608" calcext:value-type="float">
            <text:p>4608</text:p>
          </table:table-cell>
          <table:table-cell table:formula="of:=((([.$F230]+8)*2)^2)/([.$F230]+60)" office:value-type="float" office:value="92.16" calcext:value-type="float">
            <text:p>92.16</text:p>
          </table:table-cell>
          <table:table-cell table:formula="of:=[.AC230]/[.AD230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1]+[.O231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4802" calcext:value-type="float">
            <text:p>4802</text:p>
          </table:table-cell>
          <table:table-cell table:formula="of:=((([.$F231]+8)*2)^2)/([.$F231]+60)" office:value-type="float" office:value="95.0891089108911" calcext:value-type="float">
            <text:p>95.0891089108911</text:p>
          </table:table-cell>
          <table:table-cell table:formula="of:=[.AC231]/[.AD231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2]+[.O232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5]+[.O235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6]+[.C236]+[.D236]+[.E236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6]+[.O236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000" calcext:value-type="float">
            <text:p>5000</text:p>
          </table:table-cell>
          <table:table-cell table:formula="of:=((([.$F236]+8)*2)^2)/([.$F236]+60)" office:value-type="float" office:value="98.0392156862745" calcext:value-type="float">
            <text:p>98.0392156862745</text:p>
          </table:table-cell>
          <table:table-cell table:formula="of:=[.AC236]/[.AD23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8]+[.C238]+[.D238]+[.E238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8]+[.O238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202" calcext:value-type="float">
            <text:p>5202</text:p>
          </table:table-cell>
          <table:table-cell table:formula="of:=((([.$F238]+8)*2)^2)/([.$F238]+60)" office:value-type="float" office:value="101.009708737864" calcext:value-type="float">
            <text:p>101.009708737864</text:p>
          </table:table-cell>
          <table:table-cell table:formula="of:=[.AC238]/[.AD238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9]+[.C239]+[.D239]+[.E239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408" calcext:value-type="float">
            <text:p>5408</text:p>
          </table:table-cell>
          <table:table-cell table:formula="of:=((([.$F239]+8)*2)^2)/([.$F239]+60)" office:value-type="float" office:value="104" calcext:value-type="float">
            <text:p>104</text:p>
          </table:table-cell>
          <table:table-cell table:formula="of:=[.AC239]/[.AD239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40]+[.C240]+[.D240]+[.E240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6272" calcext:value-type="float">
            <text:p>6272</text:p>
          </table:table-cell>
          <table:table-cell table:formula="of:=((([.$F240]+8)*2)^2)/([.$F240]+60)" office:value-type="float" office:value="116.148148148148" calcext:value-type="float">
            <text:p>116.148148148148</text:p>
          </table:table-cell>
          <table:table-cell table:formula="of:=[.AC240]/[.AD240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2]+[.O242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3]+[.O243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4]+[.O24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5]+[.O245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6]+[.C246]+[.D246]+[.E24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6]+[.O24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618" calcext:value-type="float">
            <text:p>5618</text:p>
          </table:table-cell>
          <table:table-cell table:formula="of:=((([.$F246]+8)*2)^2)/([.$F246]+60)" office:value-type="float" office:value="107.009523809524" calcext:value-type="float">
            <text:p>107.009523809524</text:p>
          </table:table-cell>
          <table:table-cell table:formula="of:=[.AC246]/[.AD24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7]+[.C247]+[.D247]+[.E247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7]+[.O247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5832" calcext:value-type="float">
            <text:p>5832</text:p>
          </table:table-cell>
          <table:table-cell table:formula="of:=((([.$F247]+8)*2)^2)/([.$F247]+60)" office:value-type="float" office:value="110.037735849057" calcext:value-type="float">
            <text:p>110.037735849057</text:p>
          </table:table-cell>
          <table:table-cell table:formula="of:=[.AC247]/[.AD247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8]+[.O24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9]+[.O249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0]+[.C250]+[.D250]+[.E25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0]+[.O25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050" calcext:value-type="float">
            <text:p>6050</text:p>
          </table:table-cell>
          <table:table-cell table:formula="of:=((([.$F250]+8)*2)^2)/([.$F250]+60)" office:value-type="float" office:value="113.084112149533" calcext:value-type="float">
            <text:p>113.084112149533</text:p>
          </table:table-cell>
          <table:table-cell table:formula="of:=[.AC250]/[.AD25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1]+[.C251]+[.D251]+[.E251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1]+[.O251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498" calcext:value-type="float">
            <text:p>6498</text:p>
          </table:table-cell>
          <table:table-cell table:formula="of:=((([.$F251]+8)*2)^2)/([.$F251]+60)" office:value-type="float" office:value="119.229357798165" calcext:value-type="float">
            <text:p>119.229357798165</text:p>
          </table:table-cell>
          <table:table-cell table:formula="of:=[.AC251]/[.AD251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2]+[.O252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3]+[.C253]+[.D253]+[.E253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3]+[.O253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6728" calcext:value-type="float">
            <text:p>6728</text:p>
          </table:table-cell>
          <table:table-cell table:formula="of:=((([.$F253]+8)*2)^2)/([.$F253]+60)" office:value-type="float" office:value="122.327272727273" calcext:value-type="float">
            <text:p>122.327272727273</text:p>
          </table:table-cell>
          <table:table-cell table:formula="of:=[.AC253]/[.AD253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4]+[.O254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5]+[.C255]+[.D255]+[.E255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5]+[.O255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200" calcext:value-type="float">
            <text:p>7200</text:p>
          </table:table-cell>
          <table:table-cell table:formula="of:=((([.$F255]+8)*2)^2)/([.$F255]+60)" office:value-type="float" office:value="128.571428571429" calcext:value-type="float">
            <text:p>128.571428571429</text:p>
          </table:table-cell>
          <table:table-cell table:formula="of:=[.AC255]/[.AD25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6]+[.C256]+[.D256]+[.E256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6]+[.O256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6]+8)^2)/5)*10" office:value-type="float" office:value="7938" calcext:value-type="float">
            <text:p>7938</text:p>
          </table:table-cell>
          <table:table-cell table:formula="of:=((([.$F256]+8)*2)^2)/([.$F256]+60)" office:value-type="float" office:value="138.052173913043" calcext:value-type="float">
            <text:p>138.052173913043</text:p>
          </table:table-cell>
          <table:table-cell table:formula="of:=[.AC256]/[.AD256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9]+[.C259]+[.D259]+[.E259]-23" office:value-type="float" office:value="-23" calcext:value-type="float">
            <text:p>-23</text:p>
          </table:table-cell>
          <table:table-cell table:number-columns-repeated="17"/>
          <table:table-cell table:formula="of:=35+[.B259]+[.O259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9]+8)^2)/5)*10" office:value-type="float" office:value="450" calcext:value-type="float">
            <text:p>450</text:p>
          </table:table-cell>
          <table:table-cell table:formula="of:=((([.$F259]+8)*2)^2)/([.$F259]+60)" office:value-type="float" office:value="24.3243243243243" calcext:value-type="float">
            <text:p>24.3243243243243</text:p>
          </table:table-cell>
          <table:table-cell table:formula="of:=[.AC259]/[.AD259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1]+[.C261]+[.D261]+[.E261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1]+[.O2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352" calcext:value-type="float">
            <text:p>1352</text:p>
          </table:table-cell>
          <table:table-cell table:formula="of:=((([.$F261]+8)*2)^2)/([.$F261]+60)" office:value-type="float" office:value="34.6666666666667" calcext:value-type="float">
            <text:p>34.6666666666667</text:p>
          </table:table-cell>
          <table:table-cell table:formula="of:=[.AC261]/[.AD26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2]+[.C262]+[.D262]+[.E26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2]+[.O262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1800" calcext:value-type="float">
            <text:p>1800</text:p>
          </table:table-cell>
          <table:table-cell table:formula="of:=((([.$F262]+8)*2)^2)/([.$F262]+60)" office:value-type="float" office:value="43.9024390243903" calcext:value-type="float">
            <text:p>43.9024390243903</text:p>
          </table:table-cell>
          <table:table-cell table:formula="of:=[.AC262]/[.AD262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3]+[.O263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3]+8)^2)/5)*10" office:value-type="float" office:value="2048" calcext:value-type="float">
            <text:p>2048</text:p>
          </table:table-cell>
          <table:table-cell table:formula="of:=((([.$F263]+8)*2)^2)/([.$F263]+60)" office:value-type="float" office:value="48.7619047619048" calcext:value-type="float">
            <text:p>48.7619047619048</text:p>
          </table:table-cell>
          <table:table-cell table:formula="of:=[.AC263]/[.AD26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4]+[.C264]+[.D264]+[.E26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5832" calcext:value-type="float">
            <text:p>5832</text:p>
          </table:table-cell>
          <table:table-cell table:formula="of:=((([.$F264]+8)*2)^2)/([.$F264]+60)" office:value-type="float" office:value="110.037735849057" calcext:value-type="float">
            <text:p>110.037735849057</text:p>
          </table:table-cell>
          <table:table-cell table:formula="of:=[.AC264]/[.AD264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5]+[.C265]+[.D265]+[.E26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5]+8)^2)/5)*10" office:value-type="float" office:value="6050" calcext:value-type="float">
            <text:p>6050</text:p>
          </table:table-cell>
          <table:table-cell table:formula="of:=((([.$F265]+8)*2)^2)/([.$F265]+60)" office:value-type="float" office:value="113.084112149533" calcext:value-type="float">
            <text:p>113.084112149533</text:p>
          </table:table-cell>
          <table:table-cell table:formula="of:=[.AC265]/[.AD265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2]+[.C272]+[.D272]+[.E272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2]+[.O272]*2" office:value-type="float" office:value="51" calcext:value-type="float">
            <text:p>51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2]+8)^2)/5)*10" office:value-type="float" office:value="1458" calcext:value-type="float">
            <text:p>1458</text:p>
          </table:table-cell>
          <table:table-cell table:formula="of:=((([.$F272]+8)*2)^2)/([.$F272]+60)" office:value-type="float" office:value="36.9113924050633" calcext:value-type="float">
            <text:p>36.9113924050633</text:p>
          </table:table-cell>
          <table:table-cell table:formula="of:=[.AC272]/[.AD272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3]+[.C273]+[.D273]+[.E273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3]+[.O273]*2" office:value-type="float" office:value="62" calcext:value-type="float">
            <text:p>62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3]+8)^2)/5)*10" office:value-type="float" office:value="2888" calcext:value-type="float">
            <text:p>2888</text:p>
          </table:table-cell>
          <table:table-cell table:formula="of:=((([.$F273]+8)*2)^2)/([.$F273]+60)" office:value-type="float" office:value="64.1777777777778" calcext:value-type="float">
            <text:p>64.1777777777778</text:p>
          </table:table-cell>
          <table:table-cell table:formula="of:=[.AC273]/[.AD273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4]+[.C274]+[.D274]+[.E274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74" calcext:value-type="float">
            <text:p>74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4]+8)^2)/5)*10" office:value-type="float" office:value="4608" calcext:value-type="float">
            <text:p>4608</text:p>
          </table:table-cell>
          <table:table-cell table:formula="of:=((([.$F274]+8)*2)^2)/([.$F274]+60)" office:value-type="float" office:value="92.16" calcext:value-type="float">
            <text:p>92.16</text:p>
          </table:table-cell>
          <table:table-cell table:formula="of:=[.AC274]/[.AD27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5]+[.C275]+[.D275]+[.E275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5]+[.O275]*2" office:value-type="float" office:value="46" calcext:value-type="float">
            <text:p>46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5]+8)^2)/5)*10" office:value-type="float" office:value="1352" calcext:value-type="float">
            <text:p>1352</text:p>
          </table:table-cell>
          <table:table-cell table:formula="of:=((([.$F275]+8)*2)^2)/([.$F275]+60)" office:value-type="float" office:value="34.6666666666667" calcext:value-type="float">
            <text:p>34.6666666666667</text:p>
          </table:table-cell>
          <table:table-cell table:formula="of:=[.AC275]/[.AD27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6]+[.C276]+[.D276]+[.E276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6]+[.O276]*2" office:value-type="float" office:value="54" calcext:value-type="float">
            <text:p>54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6]+8)^2)/5)*10" office:value-type="float" office:value="3042" calcext:value-type="float">
            <text:p>3042</text:p>
          </table:table-cell>
          <table:table-cell table:formula="of:=((([.$F276]+8)*2)^2)/([.$F276]+60)" office:value-type="float" office:value="66.8571428571429" calcext:value-type="float">
            <text:p>66.8571428571429</text:p>
          </table:table-cell>
          <table:table-cell table:formula="of:=[.AC276]/[.AD27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7]+[.O277]*2" office:value-type="float" office:value="63" calcext:value-type="float">
            <text:p>63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7]+8)^2)/5)*10" office:value-type="float" office:value="5202" calcext:value-type="float">
            <text:p>5202</text:p>
          </table:table-cell>
          <table:table-cell table:formula="of:=((([.$F277]+8)*2)^2)/([.$F277]+60)" office:value-type="float" office:value="101.009708737864" calcext:value-type="float">
            <text:p>101.009708737864</text:p>
          </table:table-cell>
          <table:table-cell table:formula="of:=[.AC277]/[.AD27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8]+[.C278]+[.D278]+[.E278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8]+[.O278]*2" office:value-type="float" office:value="44" calcext:value-type="float">
            <text:p>44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8]+8)^2)/5)*10" office:value-type="float" office:value="1152" calcext:value-type="float">
            <text:p>1152</text:p>
          </table:table-cell>
          <table:table-cell table:formula="of:=((([.$F278]+8)*2)^2)/([.$F278]+60)" office:value-type="float" office:value="30.3157894736842" calcext:value-type="float">
            <text:p>30.3157894736842</text:p>
          </table:table-cell>
          <table:table-cell table:formula="of:=[.AC278]/[.AD27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9]+[.C279]+[.D279]+[.E279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9]+[.O279]*2" office:value-type="float" office:value="53" calcext:value-type="float">
            <text:p>53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9]+8)^2)/5)*10" office:value-type="float" office:value="3362" calcext:value-type="float">
            <text:p>3362</text:p>
          </table:table-cell>
          <table:table-cell table:formula="of:=((([.$F279]+8)*2)^2)/([.$F279]+60)" office:value-type="float" office:value="72.3010752688172" calcext:value-type="float">
            <text:p>72.3010752688172</text:p>
          </table:table-cell>
          <table:table-cell table:formula="of:=[.AC279]/[.AD279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80]+[.C280]+[.D280]+[.E280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80]+[.O280]*2" office:value-type="float" office:value="60" calcext:value-type="float">
            <text:p>6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5618" calcext:value-type="float">
            <text:p>5618</text:p>
          </table:table-cell>
          <table:table-cell table:formula="of:=((([.$F280]+8)*2)^2)/([.$F280]+60)" office:value-type="float" office:value="107.009523809524" calcext:value-type="float">
            <text:p>107.009523809524</text:p>
          </table:table-cell>
          <table:table-cell table:formula="of:=[.AC280]/[.AD280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1]+[.C281]+[.D281]+[.E281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1]+[.O281]*2" office:value-type="float" office:value="50" calcext:value-type="float">
            <text:p>50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1]+8)^2)/5)*10" office:value-type="float" office:value="1352" calcext:value-type="float">
            <text:p>1352</text:p>
          </table:table-cell>
          <table:table-cell table:formula="of:=((([.$F281]+8)*2)^2)/([.$F281]+60)" office:value-type="float" office:value="34.6666666666667" calcext:value-type="float">
            <text:p>34.6666666666667</text:p>
          </table:table-cell>
          <table:table-cell table:formula="of:=[.AC281]/[.AD28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2]+[.C282]+[.D282]+[.E282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7" calcext:value-type="float">
            <text:p>57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2]+8)^2)/5)*10" office:value-type="float" office:value="2450" calcext:value-type="float">
            <text:p>2450</text:p>
          </table:table-cell>
          <table:table-cell table:formula="of:=((([.$F282]+8)*2)^2)/([.$F282]+60)" office:value-type="float" office:value="56.3218390804598" calcext:value-type="float">
            <text:p>56.3218390804598</text:p>
          </table:table-cell>
          <table:table-cell table:formula="of:=[.AC282]/[.AD282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65" calcext:value-type="float">
            <text:p>65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3]+8)^2)/5)*10" office:value-type="float" office:value="4802" calcext:value-type="float">
            <text:p>4802</text:p>
          </table:table-cell>
          <table:table-cell table:formula="of:=((([.$F283]+8)*2)^2)/([.$F283]+60)" office:value-type="float" office:value="95.0891089108911" calcext:value-type="float">
            <text:p>95.0891089108911</text:p>
          </table:table-cell>
          <table:table-cell table:formula="of:=[.AC283]/[.AD283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4]+[.C284]+[.D284]+[.E284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2" calcext:value-type="float">
            <text:p>52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4]+8)^2)/5)*10" office:value-type="float" office:value="1568" calcext:value-type="float">
            <text:p>1568</text:p>
          </table:table-cell>
          <table:table-cell table:formula="of:=((([.$F284]+8)*2)^2)/([.$F284]+60)" office:value-type="float" office:value="39.2" calcext:value-type="float">
            <text:p>39.2</text:p>
          </table:table-cell>
          <table:table-cell table:formula="of:=[.AC284]/[.AD28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5]+[.C285]+[.D285]+[.E285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5]+[.O285]*2" office:value-type="float" office:value="64" calcext:value-type="float">
            <text:p>64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5]+8)^2)/5)*10" office:value-type="float" office:value="2888" calcext:value-type="float">
            <text:p>2888</text:p>
          </table:table-cell>
          <table:table-cell table:formula="of:=((([.$F285]+8)*2)^2)/([.$F285]+60)" office:value-type="float" office:value="64.1777777777778" calcext:value-type="float">
            <text:p>64.1777777777778</text:p>
          </table:table-cell>
          <table:table-cell table:formula="of:=[.AC285]/[.AD28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6]+[.C286]+[.D286]+[.E286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79" calcext:value-type="float">
            <text:p>79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6]+8)^2)/5)*10" office:value-type="float" office:value="5408" calcext:value-type="float">
            <text:p>5408</text:p>
          </table:table-cell>
          <table:table-cell table:formula="of:=((([.$F286]+8)*2)^2)/([.$F286]+60)" office:value-type="float" office:value="104" calcext:value-type="float">
            <text:p>104</text:p>
          </table:table-cell>
          <table:table-cell table:formula="of:=[.AC286]/[.AD286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7" calcext:value-type="float">
            <text:p>47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1]+[.C291]+[.D291]+[.E291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1]+[.O291]*2" office:value-type="float" office:value="44" calcext:value-type="float">
            <text:p>44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1]+8)^2)/5)*10" office:value-type="float" office:value="968" calcext:value-type="float">
            <text:p>968</text:p>
          </table:table-cell>
          <table:table-cell table:formula="of:=((([.$F291]+8)*2)^2)/([.$F291]+60)" office:value-type="float" office:value="26.1621621621622" calcext:value-type="float">
            <text:p>26.1621621621622</text:p>
          </table:table-cell>
          <table:table-cell table:formula="of:=[.AC291]/[.AD29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2]+[.C292]+[.D292]+[.E29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2]+[.O292]*2" office:value-type="float" office:value="53" calcext:value-type="float">
            <text:p>53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2]+8)^2)/5)*10" office:value-type="float" office:value="1568" calcext:value-type="float">
            <text:p>1568</text:p>
          </table:table-cell>
          <table:table-cell table:formula="of:=((([.$F292]+8)*2)^2)/([.$F292]+60)" office:value-type="float" office:value="39.2" calcext:value-type="float">
            <text:p>39.2</text:p>
          </table:table-cell>
          <table:table-cell table:formula="of:=[.AC292]/[.AD29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3]+8)^2)/5)*10" office:value-type="float" office:value="1058" calcext:value-type="float">
            <text:p>1058</text:p>
          </table:table-cell>
          <table:table-cell table:formula="of:=((([.$F293]+8)*2)^2)/([.$F293]+60)" office:value-type="float" office:value="28.2133333333333" calcext:value-type="float">
            <text:p>28.2133333333333</text:p>
          </table:table-cell>
          <table:table-cell table:formula="of:=[.AC293]/[.AD29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4]+[.C294]+[.D294]+[.E294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45" calcext:value-type="float">
            <text:p>4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4]+8)^2)/5)*10" office:value-type="float" office:value="1458" calcext:value-type="float">
            <text:p>1458</text:p>
          </table:table-cell>
          <table:table-cell table:formula="of:=((([.$F294]+8)*2)^2)/([.$F294]+60)" office:value-type="float" office:value="36.9113924050633" calcext:value-type="float">
            <text:p>36.9113924050633</text:p>
          </table:table-cell>
          <table:table-cell table:formula="of:=[.AC294]/[.AD294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5]+[.C295]+[.D295]+[.E295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5]+[.O295]*2" office:value-type="float" office:value="55" calcext:value-type="float">
            <text:p>55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5]+8)^2)/5)*10" office:value-type="float" office:value="2592" calcext:value-type="float">
            <text:p>2592</text:p>
          </table:table-cell>
          <table:table-cell table:formula="of:=((([.$F295]+8)*2)^2)/([.$F295]+60)" office:value-type="float" office:value="58.9090909090909" calcext:value-type="float">
            <text:p>58.9090909090909</text:p>
          </table:table-cell>
          <table:table-cell table:formula="of:=[.AC295]/[.AD295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48" calcext:value-type="float">
            <text:p>48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6]+8)^2)/5)*10" office:value-type="float" office:value="648" calcext:value-type="float">
            <text:p>648</text:p>
          </table:table-cell>
          <table:table-cell table:formula="of:=((([.$F296]+8)*2)^2)/([.$F296]+60)" office:value-type="float" office:value="18.5142857142857" calcext:value-type="float">
            <text:p>18.5142857142857</text:p>
          </table:table-cell>
          <table:table-cell table:formula="of:=[.AC296]/[.AD296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45" calcext:value-type="float">
            <text:p>45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8]+[.C298]+[.D298]+[.E29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8]+[.O298]*2" office:value-type="float" office:value="49" calcext:value-type="float">
            <text:p>49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8]+8)^2)/5)*10" office:value-type="float" office:value="800" calcext:value-type="float">
            <text:p>800</text:p>
          </table:table-cell>
          <table:table-cell table:formula="of:=((([.$F298]+8)*2)^2)/([.$F298]+60)" office:value-type="float" office:value="22.2222222222222" calcext:value-type="float">
            <text:p>22.2222222222222</text:p>
          </table:table-cell>
          <table:table-cell table:formula="of:=[.AC298]/[.AD29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9]+[.C299]+[.D299]+[.E299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61" calcext:value-type="float">
            <text:p>61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9]+8)^2)/5)*10" office:value-type="float" office:value="1568" calcext:value-type="float">
            <text:p>1568</text:p>
          </table:table-cell>
          <table:table-cell table:formula="of:=((([.$F299]+8)*2)^2)/([.$F299]+60)" office:value-type="float" office:value="39.2" calcext:value-type="float">
            <text:p>39.2</text:p>
          </table:table-cell>
          <table:table-cell table:formula="of:=[.AC299]/[.AD29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0]+[.C300]+[.D300]+[.E30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0]+[.O300]*2" office:value-type="float" office:value="52" calcext:value-type="float">
            <text:p>5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300]+8)^2)/5)*10" office:value-type="float" office:value="1458" calcext:value-type="float">
            <text:p>1458</text:p>
          </table:table-cell>
          <table:table-cell table:formula="of:=((([.$F300]+8)*2)^2)/([.$F300]+60)" office:value-type="float" office:value="36.9113924050633" calcext:value-type="float">
            <text:p>36.9113924050633</text:p>
          </table:table-cell>
          <table:table-cell table:formula="of:=[.AC300]/[.AD300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1]+[.C301]+[.D301]+[.E301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1]+[.O301]*2" office:value-type="float" office:value="66" calcext:value-type="float">
            <text:p>66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1]+8)^2)/5)*10" office:value-type="float" office:value="3042" calcext:value-type="float">
            <text:p>3042</text:p>
          </table:table-cell>
          <table:table-cell table:formula="of:=((([.$F301]+8)*2)^2)/([.$F301]+60)" office:value-type="float" office:value="66.8571428571429" calcext:value-type="float">
            <text:p>66.8571428571429</text:p>
          </table:table-cell>
          <table:table-cell table:formula="of:=[.AC301]/[.AD30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2]+[.O302]*2" office:value-type="float" office:value="52" calcext:value-type="float">
            <text:p>5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3]+[.C303]+[.D303]+[.E303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1" calcext:value-type="float">
            <text:p>51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3]+8)^2)/5)*10" office:value-type="float" office:value="578" calcext:value-type="float">
            <text:p>578</text:p>
          </table:table-cell>
          <table:table-cell table:formula="of:=((([.$F303]+8)*2)^2)/([.$F303]+60)" office:value-type="float" office:value="16.7536231884058" calcext:value-type="float">
            <text:p>16.7536231884058</text:p>
          </table:table-cell>
          <table:table-cell table:formula="of:=[.AC303]/[.AD30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4]+[.C304]+[.D304]+[.E304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8" calcext:value-type="float">
            <text:p>58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4]+8)^2)/5)*10" office:value-type="float" office:value="1058" calcext:value-type="float">
            <text:p>1058</text:p>
          </table:table-cell>
          <table:table-cell table:formula="of:=((([.$F304]+8)*2)^2)/([.$F304]+60)" office:value-type="float" office:value="28.2133333333333" calcext:value-type="float">
            <text:p>28.2133333333333</text:p>
          </table:table-cell>
          <table:table-cell table:formula="of:=[.AC304]/[.AD304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5]+[.C305]+[.D305]+[.E305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5]+[.O305]*2" office:value-type="float" office:value="55" calcext:value-type="float">
            <text:p>55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5]+8)^2)/5)*10" office:value-type="float" office:value="1682" calcext:value-type="float">
            <text:p>1682</text:p>
          </table:table-cell>
          <table:table-cell table:formula="of:=((([.$F305]+8)*2)^2)/([.$F305]+60)" office:value-type="float" office:value="41.5308641975309" calcext:value-type="float">
            <text:p>41.5308641975309</text:p>
          </table:table-cell>
          <table:table-cell table:formula="of:=[.AC305]/[.AD305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6]+[.C306]+[.D306]+[.E30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0" calcext:value-type="float">
            <text:p>50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6]+8)^2)/5)*10" office:value-type="float" office:value="800" calcext:value-type="float">
            <text:p>800</text:p>
          </table:table-cell>
          <table:table-cell table:formula="of:=((([.$F306]+8)*2)^2)/([.$F306]+60)" office:value-type="float" office:value="22.2222222222222" calcext:value-type="float">
            <text:p>22.2222222222222</text:p>
          </table:table-cell>
          <table:table-cell table:formula="of:=[.AC306]/[.AD30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7]+[.C307]+[.D307]+[.E307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7]+[.O307]*2" office:value-type="float" office:value="62" calcext:value-type="float">
            <text:p>62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7]+8)^2)/5)*10" office:value-type="float" office:value="3042" calcext:value-type="float">
            <text:p>3042</text:p>
          </table:table-cell>
          <table:table-cell table:formula="of:=((([.$F307]+8)*2)^2)/([.$F307]+60)" office:value-type="float" office:value="66.8571428571429" calcext:value-type="float">
            <text:p>66.8571428571429</text:p>
          </table:table-cell>
          <table:table-cell table:formula="of:=[.AC307]/[.AD30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8]+[.C308]+[.D308]+[.E3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8]+[.O308]*2" office:value-type="float" office:value="53" calcext:value-type="float">
            <text:p>5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8]+8)^2)/5)*10" office:value-type="float" office:value="1352" calcext:value-type="float">
            <text:p>1352</text:p>
          </table:table-cell>
          <table:table-cell table:formula="of:=((([.$F308]+8)*2)^2)/([.$F308]+60)" office:value-type="float" office:value="34.6666666666667" calcext:value-type="float">
            <text:p>34.6666666666667</text:p>
          </table:table-cell>
          <table:table-cell table:formula="of:=[.AC308]/[.AD30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9]+[.C309]+[.D309]+[.E309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9]+[.O309]*2" office:value-type="float" office:value="50" calcext:value-type="float">
            <text:p>5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9]+8)^2)/5)*10" office:value-type="float" office:value="1152" calcext:value-type="float">
            <text:p>1152</text:p>
          </table:table-cell>
          <table:table-cell table:formula="of:=((([.$F309]+8)*2)^2)/([.$F309]+60)" office:value-type="float" office:value="30.3157894736842" calcext:value-type="float">
            <text:p>30.3157894736842</text:p>
          </table:table-cell>
          <table:table-cell table:formula="of:=[.AC309]/[.AD30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0]+[.C310]+[.D310]+[.E310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0]+[.O310]*2" office:value-type="float" office:value="60" calcext:value-type="float">
            <text:p>60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10]+8)^2)/5)*10" office:value-type="float" office:value="2450" calcext:value-type="float">
            <text:p>2450</text:p>
          </table:table-cell>
          <table:table-cell table:formula="of:=((([.$F310]+8)*2)^2)/([.$F310]+60)" office:value-type="float" office:value="56.3218390804598" calcext:value-type="float">
            <text:p>56.3218390804598</text:p>
          </table:table-cell>
          <table:table-cell table:formula="of:=[.AC310]/[.AD310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4" calcext:value-type="float">
            <text:p>5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1]+8)^2)/5)*10" office:value-type="float" office:value="1922" calcext:value-type="float">
            <text:p>1922</text:p>
          </table:table-cell>
          <table:table-cell table:formula="of:=((([.$F311]+8)*2)^2)/([.$F311]+60)" office:value-type="float" office:value="46.3132530120482" calcext:value-type="float">
            <text:p>46.3132530120482</text:p>
          </table:table-cell>
          <table:table-cell table:formula="of:=[.AC311]/[.AD311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2]+[.C312]+[.D312]+[.E31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2]+[.O312]*2" office:value-type="float" office:value="55" calcext:value-type="float">
            <text:p>55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2]+8)^2)/5)*10" office:value-type="float" office:value="2048" calcext:value-type="float">
            <text:p>2048</text:p>
          </table:table-cell>
          <table:table-cell table:formula="of:=((([.$F312]+8)*2)^2)/([.$F312]+60)" office:value-type="float" office:value="48.7619047619048" calcext:value-type="float">
            <text:p>48.7619047619048</text:p>
          </table:table-cell>
          <table:table-cell table:formula="of:=[.AC312]/[.AD312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3]+[.C313]+[.D313]+[.E313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3]+[.O313]*2" office:value-type="float" office:value="64" calcext:value-type="float">
            <text:p>6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3]+8)^2)/5)*10" office:value-type="float" office:value="3872" calcext:value-type="float">
            <text:p>3872</text:p>
          </table:table-cell>
          <table:table-cell table:formula="of:=((([.$F313]+8)*2)^2)/([.$F313]+60)" office:value-type="float" office:value="80.6666666666667" calcext:value-type="float">
            <text:p>80.6666666666667</text:p>
          </table:table-cell>
          <table:table-cell table:formula="of:=[.AC313]/[.AD313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4]+[.C314]+[.D314]+[.E314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4]+[.O314]*2" office:value-type="float" office:value="44" calcext:value-type="float">
            <text:p>44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4]+8)^2)/5)*10" office:value-type="float" office:value="578" calcext:value-type="float">
            <text:p>578</text:p>
          </table:table-cell>
          <table:table-cell table:formula="of:=((([.$F314]+8)*2)^2)/([.$F314]+60)" office:value-type="float" office:value="16.7536231884058" calcext:value-type="float">
            <text:p>16.7536231884058</text:p>
          </table:table-cell>
          <table:table-cell table:formula="of:=[.AC314]/[.AD31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5]+[.C315]+[.D315]+[.E315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5]+[.O315]*2" office:value-type="float" office:value="48" calcext:value-type="float">
            <text:p>48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6" calcext:value-type="float">
            <text:p>6</text:p>
          </table:table-cell>
          <table:table-cell table:number-columns-repeated="2"/>
          <table:table-cell table:style-name="ce17" table:formula="of:=((([.$F315]+8)^2)/5)*10" office:value-type="float" office:value="882" calcext:value-type="float">
            <text:p>882</text:p>
          </table:table-cell>
          <table:table-cell table:formula="of:=((([.$F315]+8)*2)^2)/([.$F315]+60)" office:value-type="float" office:value="24.1643835616438" calcext:value-type="float">
            <text:p>24.1643835616438</text:p>
          </table:table-cell>
          <table:table-cell table:formula="of:=[.AC315]/[.AD315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6]+[.O316]*2" office:value-type="float" office:value="49" calcext:value-type="float">
            <text:p>49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6]+8)^2)/5)*10" office:value-type="float" office:value="1250" calcext:value-type="float">
            <text:p>1250</text:p>
          </table:table-cell>
          <table:table-cell table:formula="of:=((([.$F316]+8)*2)^2)/([.$F316]+60)" office:value-type="float" office:value="32.4675324675325" calcext:value-type="float">
            <text:p>32.4675324675325</text:p>
          </table:table-cell>
          <table:table-cell table:formula="of:=[.AC316]/[.AD31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7]+[.C317]+[.D317]+[.E317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7]+[.O317]*2" office:value-type="float" office:value="43" calcext:value-type="float">
            <text:p>43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7]+8)^2)/5)*10" office:value-type="float" office:value="882" calcext:value-type="float">
            <text:p>882</text:p>
          </table:table-cell>
          <table:table-cell table:formula="of:=((([.$F317]+8)*2)^2)/([.$F317]+60)" office:value-type="float" office:value="24.1643835616438" calcext:value-type="float">
            <text:p>24.1643835616438</text:p>
          </table:table-cell>
          <table:table-cell table:formula="of:=[.AC317]/[.AD317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8]+[.C318]+[.D318]+[.E318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4" calcext:value-type="float">
            <text:p>44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8]+8)^2)/5)*10" office:value-type="float" office:value="722" calcext:value-type="float">
            <text:p>722</text:p>
          </table:table-cell>
          <table:table-cell table:formula="of:=((([.$F318]+8)*2)^2)/([.$F318]+60)" office:value-type="float" office:value="20.3380281690141" calcext:value-type="float">
            <text:p>20.3380281690141</text:p>
          </table:table-cell>
          <table:table-cell table:formula="of:=[.AC318]/[.AD318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9]+[.C319]+[.D319]+[.E31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9]+[.O319]*2" office:value-type="float" office:value="53" calcext:value-type="float">
            <text:p>53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9]+8)^2)/5)*10" office:value-type="float" office:value="2738" calcext:value-type="float">
            <text:p>2738</text:p>
          </table:table-cell>
          <table:table-cell table:formula="of:=((([.$F319]+8)*2)^2)/([.$F319]+60)" office:value-type="float" office:value="61.5280898876405" calcext:value-type="float">
            <text:p>61.5280898876405</text:p>
          </table:table-cell>
          <table:table-cell table:formula="of:=[.AC319]/[.AD319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0]+[.C320]+[.D320]+[.E320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46" calcext:value-type="float">
            <text:p>46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20]+8)^2)/5)*10" office:value-type="float" office:value="648" calcext:value-type="float">
            <text:p>648</text:p>
          </table:table-cell>
          <table:table-cell table:formula="of:=((([.$F320]+8)*2)^2)/([.$F320]+60)" office:value-type="float" office:value="18.5142857142857" calcext:value-type="float">
            <text:p>18.5142857142857</text:p>
          </table:table-cell>
          <table:table-cell table:formula="of:=[.AC320]/[.AD320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1]+[.O321]*2" office:value-type="float" office:value="45" calcext:value-type="float">
            <text:p>4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1]+8)^2)/5)*10" office:value-type="float" office:value="882" calcext:value-type="float">
            <text:p>882</text:p>
          </table:table-cell>
          <table:table-cell table:formula="of:=((([.$F321]+8)*2)^2)/([.$F321]+60)" office:value-type="float" office:value="24.1643835616438" calcext:value-type="float">
            <text:p>24.1643835616438</text:p>
          </table:table-cell>
          <table:table-cell table:formula="of:=[.AC321]/[.AD321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2]+[.O322]*2" office:value-type="float" office:value="44" calcext:value-type="float">
            <text:p>44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2]+8)^2)/5)*10" office:value-type="float" office:value="968" calcext:value-type="float">
            <text:p>968</text:p>
          </table:table-cell>
          <table:table-cell table:formula="of:=((([.$F322]+8)*2)^2)/([.$F322]+60)" office:value-type="float" office:value="26.1621621621622" calcext:value-type="float">
            <text:p>26.1621621621622</text:p>
          </table:table-cell>
          <table:table-cell table:formula="of:=[.AC322]/[.AD32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3]+[.C323]+[.D323]+[.E323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3]+8)^2)/5)*10" office:value-type="float" office:value="1568" calcext:value-type="float">
            <text:p>1568</text:p>
          </table:table-cell>
          <table:table-cell table:formula="of:=((([.$F323]+8)*2)^2)/([.$F323]+60)" office:value-type="float" office:value="39.2" calcext:value-type="float">
            <text:p>39.2</text:p>
          </table:table-cell>
          <table:table-cell table:formula="of:=[.AC323]/[.AD32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4]+[.C324]+[.D324]+[.E324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49" calcext:value-type="float">
            <text:p>49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4]+8)^2)/5)*10" office:value-type="float" office:value="1682" calcext:value-type="float">
            <text:p>1682</text:p>
          </table:table-cell>
          <table:table-cell table:formula="of:=((([.$F324]+8)*2)^2)/([.$F324]+60)" office:value-type="float" office:value="41.5308641975309" calcext:value-type="float">
            <text:p>41.5308641975309</text:p>
          </table:table-cell>
          <table:table-cell table:formula="of:=[.AC324]/[.AD32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5]+[.C325]+[.D325]+[.E325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5]+[.O325]*2" office:value-type="float" office:value="57" calcext:value-type="float">
            <text:p>57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5]+8)^2)/5)*10" office:value-type="float" office:value="3528" calcext:value-type="float">
            <text:p>3528</text:p>
          </table:table-cell>
          <table:table-cell table:formula="of:=((([.$F325]+8)*2)^2)/([.$F325]+60)" office:value-type="float" office:value="75.063829787234" calcext:value-type="float">
            <text:p>75.063829787234</text:p>
          </table:table-cell>
          <table:table-cell table:formula="of:=[.AC325]/[.AD325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6]+[.C326]+[.D326]+[.E326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6]+[.O326]*2" office:value-type="float" office:value="44" calcext:value-type="float">
            <text:p>44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6]+8)^2)/5)*10" office:value-type="float" office:value="512" calcext:value-type="float">
            <text:p>512</text:p>
          </table:table-cell>
          <table:table-cell table:formula="of:=((([.$F326]+8)*2)^2)/([.$F326]+60)" office:value-type="float" office:value="15.0588235294118" calcext:value-type="float">
            <text:p>15.0588235294118</text:p>
          </table:table-cell>
          <table:table-cell table:formula="of:=[.AC326]/[.AD326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7]+[.C327]+[.D327]+[.E327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7]+[.O327]*2" office:value-type="float" office:value="47" calcext:value-type="float">
            <text:p>47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7]+8)^2)/5)*10" office:value-type="float" office:value="1250" calcext:value-type="float">
            <text:p>1250</text:p>
          </table:table-cell>
          <table:table-cell table:formula="of:=((([.$F327]+8)*2)^2)/([.$F327]+60)" office:value-type="float" office:value="32.4675324675325" calcext:value-type="float">
            <text:p>32.4675324675325</text:p>
          </table:table-cell>
          <table:table-cell table:formula="of:=[.AC327]/[.AD327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8]+[.C328]+[.D328]+[.E328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44" calcext:value-type="float">
            <text:p>44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8]+8)^2)/5)*10" office:value-type="float" office:value="1058" calcext:value-type="float">
            <text:p>1058</text:p>
          </table:table-cell>
          <table:table-cell table:formula="of:=((([.$F328]+8)*2)^2)/([.$F328]+60)" office:value-type="float" office:value="28.2133333333333" calcext:value-type="float">
            <text:p>28.2133333333333</text:p>
          </table:table-cell>
          <table:table-cell table:formula="of:=[.AC328]/[.AD32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9]+[.C329]+[.D329]+[.E329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9]+[.O329]*2" office:value-type="float" office:value="51" calcext:value-type="float">
            <text:p>51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9]+8)^2)/5)*10" office:value-type="float" office:value="1800" calcext:value-type="float">
            <text:p>1800</text:p>
          </table:table-cell>
          <table:table-cell table:formula="of:=((([.$F329]+8)*2)^2)/([.$F329]+60)" office:value-type="float" office:value="43.9024390243903" calcext:value-type="float">
            <text:p>43.9024390243903</text:p>
          </table:table-cell>
          <table:table-cell table:formula="of:=[.AC329]/[.AD329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30]+[.O330]*2" office:value-type="float" office:value="55" calcext:value-type="float">
            <text:p>55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30]+8)^2)/5)*10" office:value-type="float" office:value="1152" calcext:value-type="float">
            <text:p>1152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formula="of:=[.AC330]/[.AD33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1]+[.C331]+[.D331]+[.E331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1]+[.O331]*2" office:value-type="float" office:value="59" calcext:value-type="float">
            <text:p>59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" calcext:value-type="float">
            <text:p>6</text:p>
          </table:table-cell>
          <table:table-cell table:number-columns-repeated="2"/>
          <table:table-cell table:style-name="ce17" table:formula="of:=((([.$F331]+8)^2)/5)*10" office:value-type="float" office:value="3200" calcext:value-type="float">
            <text:p>3200</text:p>
          </table:table-cell>
          <table:table-cell table:formula="of:=((([.$F331]+8)*2)^2)/([.$F331]+60)" office:value-type="float" office:value="69.5652173913043" calcext:value-type="float">
            <text:p>69.5652173913043</text:p>
          </table:table-cell>
          <table:table-cell table:formula="of:=[.AC331]/[.AD331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4]+[.C334]+[.D334]+[.E334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4]+[.O334]*2" office:value-type="float" office:value="54" calcext:value-type="float">
            <text:p>5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4]+8)^2)/5)*10" office:value-type="float" office:value="1922" calcext:value-type="float">
            <text:p>1922</text:p>
          </table:table-cell>
          <table:table-cell table:formula="of:=((([.$F334]+8)*2)^2)/([.$F334]+60)" office:value-type="float" office:value="46.3132530120482" calcext:value-type="float">
            <text:p>46.3132530120482</text:p>
          </table:table-cell>
          <table:table-cell table:formula="of:=[.AC334]/[.AD334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5]+[.O335]*2" office:value-type="float" office:value="71" calcext:value-type="float">
            <text:p>71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5]+8)^2)/5)*10" office:value-type="float" office:value="4608" calcext:value-type="float">
            <text:p>4608</text:p>
          </table:table-cell>
          <table:table-cell table:formula="of:=((([.$F335]+8)*2)^2)/([.$F335]+60)" office:value-type="float" office:value="92.16" calcext:value-type="float">
            <text:p>92.16</text:p>
          </table:table-cell>
          <table:table-cell table:formula="of:=[.AC335]/[.AD335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6]+[.C336]+[.D336]+[.E33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6]+[.O336]*2" office:value-type="float" office:value="58" calcext:value-type="float">
            <text:p>5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6]+8)^2)/5)*10" office:value-type="float" office:value="2888" calcext:value-type="float">
            <text:p>2888</text:p>
          </table:table-cell>
          <table:table-cell table:formula="of:=((([.$F336]+8)*2)^2)/([.$F336]+60)" office:value-type="float" office:value="64.1777777777778" calcext:value-type="float">
            <text:p>64.1777777777778</text:p>
          </table:table-cell>
          <table:table-cell table:formula="of:=[.AC336]/[.AD33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7]+[.C337]+[.D337]+[.E337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7]+[.O337]*2" office:value-type="float" office:value="67" calcext:value-type="float">
            <text:p>67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7]+8)^2)/5)*10" office:value-type="float" office:value="4232" calcext:value-type="float">
            <text:p>4232</text:p>
          </table:table-cell>
          <table:table-cell table:formula="of:=((([.$F337]+8)*2)^2)/([.$F337]+60)" office:value-type="float" office:value="86.3673469387755" calcext:value-type="float">
            <text:p>86.3673469387755</text:p>
          </table:table-cell>
          <table:table-cell table:formula="of:=[.AC337]/[.AD337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8]+[.C338]+[.D338]+[.E338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8]+[.O338]*2" office:value-type="float" office:value="49" calcext:value-type="float">
            <text:p>49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8]+8)^2)/5)*10" office:value-type="float" office:value="1352" calcext:value-type="float">
            <text:p>1352</text:p>
          </table:table-cell>
          <table:table-cell table:formula="of:=((([.$F338]+8)*2)^2)/([.$F338]+60)" office:value-type="float" office:value="34.6666666666667" calcext:value-type="float">
            <text:p>34.6666666666667</text:p>
          </table:table-cell>
          <table:table-cell table:formula="of:=[.AC338]/[.AD33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9]+[.O339]*2" office:value-type="float" office:value="65" calcext:value-type="float">
            <text:p>65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0]+[.O340]*2" office:value-type="float" office:value="57" calcext:value-type="float">
            <text:p>57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1]+[.C341]+[.D341]+[.E341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1]+[.O341]*2" office:value-type="float" office:value="63" calcext:value-type="float">
            <text:p>6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1]+8)^2)/5)*10" office:value-type="float" office:value="3872" calcext:value-type="float">
            <text:p>3872</text:p>
          </table:table-cell>
          <table:table-cell table:formula="of:=((([.$F341]+8)*2)^2)/([.$F341]+60)" office:value-type="float" office:value="80.6666666666667" calcext:value-type="float">
            <text:p>80.6666666666667</text:p>
          </table:table-cell>
          <table:table-cell table:formula="of:=[.AC341]/[.AD341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2]+[.C342]+[.D342]+[.E342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56" calcext:value-type="float">
            <text:p>56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2]+8)^2)/5)*10" office:value-type="float" office:value="4050" calcext:value-type="float">
            <text:p>4050</text:p>
          </table:table-cell>
          <table:table-cell table:formula="of:=((([.$F342]+8)*2)^2)/([.$F342]+60)" office:value-type="float" office:value="83.5051546391753" calcext:value-type="float">
            <text:p>83.5051546391753</text:p>
          </table:table-cell>
          <table:table-cell table:formula="of:=[.AC342]/[.AD342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0" calcext:value-type="float">
            <text:p>60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3]+8)^2)/5)*10" office:value-type="float" office:value="4232" calcext:value-type="float">
            <text:p>4232</text:p>
          </table:table-cell>
          <table:table-cell table:formula="of:=((([.$F343]+8)*2)^2)/([.$F343]+60)" office:value-type="float" office:value="86.3673469387755" calcext:value-type="float">
            <text:p>86.3673469387755</text:p>
          </table:table-cell>
          <table:table-cell table:formula="of:=[.AC343]/[.AD343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4]+[.C344]+[.D344]+[.E344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4]+[.O344]*2" office:value-type="float" office:value="63" calcext:value-type="float">
            <text:p>63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4]+8)^2)/5)*10" office:value-type="float" office:value="4418" calcext:value-type="float">
            <text:p>4418</text:p>
          </table:table-cell>
          <table:table-cell table:formula="of:=((([.$F344]+8)*2)^2)/([.$F344]+60)" office:value-type="float" office:value="89.2525252525252" calcext:value-type="float">
            <text:p>89.2525252525252</text:p>
          </table:table-cell>
          <table:table-cell table:formula="of:=[.AC344]/[.AD34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5]+[.C345]+[.D345]+[.E345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5]+[.O345]*2" office:value-type="float" office:value="62" calcext:value-type="float">
            <text:p>62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5]+8)^2)/5)*10" office:value-type="float" office:value="3872" calcext:value-type="float">
            <text:p>3872</text:p>
          </table:table-cell>
          <table:table-cell table:formula="of:=((([.$F345]+8)*2)^2)/([.$F345]+60)" office:value-type="float" office:value="80.6666666666667" calcext:value-type="float">
            <text:p>80.6666666666667</text:p>
          </table:table-cell>
          <table:table-cell table:formula="of:=[.AC345]/[.AD34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6]+[.C346]+[.D346]+[.E346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6]+[.O346]*2" office:value-type="float" office:value="53" calcext:value-type="float">
            <text:p>53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6]+8)^2)/5)*10" office:value-type="float" office:value="1152" calcext:value-type="float">
            <text:p>1152</text:p>
          </table:table-cell>
          <table:table-cell table:formula="of:=((([.$F346]+8)*2)^2)/([.$F346]+60)" office:value-type="float" office:value="30.3157894736842" calcext:value-type="float">
            <text:p>30.3157894736842</text:p>
          </table:table-cell>
          <table:table-cell table:formula="of:=[.AC346]/[.AD346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7]+[.O347]*2" office:value-type="float" office:value="64" calcext:value-type="float">
            <text:p>6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7]+8)^2)/5)*10" office:value-type="float" office:value="2888" calcext:value-type="float">
            <text:p>2888</text:p>
          </table:table-cell>
          <table:table-cell table:formula="of:=((([.$F347]+8)*2)^2)/([.$F347]+60)" office:value-type="float" office:value="64.1777777777778" calcext:value-type="float">
            <text:p>64.1777777777778</text:p>
          </table:table-cell>
          <table:table-cell table:formula="of:=[.AC347]/[.AD34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8]+[.O348]*2" office:value-type="float" office:value="57" calcext:value-type="float">
            <text:p>5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8]+8)^2)/5)*10" office:value-type="float" office:value="3042" calcext:value-type="float">
            <text:p>3042</text:p>
          </table:table-cell>
          <table:table-cell table:formula="of:=((([.$F348]+8)*2)^2)/([.$F348]+60)" office:value-type="float" office:value="66.8571428571429" calcext:value-type="float">
            <text:p>66.8571428571429</text:p>
          </table:table-cell>
          <table:table-cell table:formula="of:=[.AC348]/[.AD34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9]+[.C349]+[.D349]+[.E349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9]+[.O349]*2" office:value-type="float" office:value="58" calcext:value-type="float">
            <text:p>58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9]+8)^2)/5)*10" office:value-type="float" office:value="3362" calcext:value-type="float">
            <text:p>3362</text:p>
          </table:table-cell>
          <table:table-cell table:formula="of:=((([.$F349]+8)*2)^2)/([.$F349]+60)" office:value-type="float" office:value="72.3010752688172" calcext:value-type="float">
            <text:p>72.3010752688172</text:p>
          </table:table-cell>
          <table:table-cell table:formula="of:=[.AC349]/[.AD349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0]+[.O350]*2" office:value-type="float" office:value="67" calcext:value-type="float">
            <text:p>67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1]+[.O351]*2" office:value-type="float" office:value="64" calcext:value-type="float">
            <text:p>64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6" calcext:value-type="float">
            <text:p>6</text:p>
          </table:table-cell>
          <table:table-cell table:number-columns-repeated="2"/>
          <table:table-cell table:style-name="ce17" table:formula="of:=((([.$F351]+8)^2)/5)*10" office:value-type="float" office:value="4608" calcext:value-type="float">
            <text:p>4608</text:p>
          </table:table-cell>
          <table:table-cell table:formula="of:=((([.$F351]+8)*2)^2)/([.$F351]+60)" office:value-type="float" office:value="92.16" calcext:value-type="float">
            <text:p>92.16</text:p>
          </table:table-cell>
          <table:table-cell table:formula="of:=[.AC351]/[.AD351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3]+[.C353]+[.D353]+[.E353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45" calcext:value-type="float">
            <text:p>45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3]+8)^2)/5)*10" office:value-type="float" office:value="450" calcext:value-type="float">
            <text:p>450</text:p>
          </table:table-cell>
          <table:table-cell table:formula="of:=((([.$F353]+8)*2)^2)/([.$F353]+60)" office:value-type="float" office:value="24.3243243243243" calcext:value-type="float">
            <text:p>24.3243243243243</text:p>
          </table:table-cell>
          <table:table-cell table:formula="of:=[.AC353]/[.AD3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4]+[.C354]+[.D354]+[.E354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4]+[.O354]*2" office:value-type="float" office:value="64" calcext:value-type="float">
            <text:p>64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4]+8)^2)/5)*10" office:value-type="float" office:value="4050" calcext:value-type="float">
            <text:p>4050</text:p>
          </table:table-cell>
          <table:table-cell table:formula="of:=((([.$F354]+8)*2)^2)/([.$F354]+60)" office:value-type="float" office:value="83.5051546391753" calcext:value-type="float">
            <text:p>83.5051546391753</text:p>
          </table:table-cell>
          <table:table-cell table:formula="of:=[.AC354]/[.AD354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5]+[.O355]*2" office:value-type="float" office:value="72" calcext:value-type="float">
            <text:p>72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5]+8)^2)/5)*10" office:value-type="float" office:value="4232" calcext:value-type="float">
            <text:p>4232</text:p>
          </table:table-cell>
          <table:table-cell table:formula="of:=((([.$F355]+8)*2)^2)/([.$F355]+60)" office:value-type="float" office:value="86.3673469387755" calcext:value-type="float">
            <text:p>86.3673469387755</text:p>
          </table:table-cell>
          <table:table-cell table:formula="of:=[.AC355]/[.AD35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6]+[.C356]+[.D356]+[.E356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6]+[.O356]*2" office:value-type="float" office:value="61" calcext:value-type="float">
            <text:p>6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6]+8)^2)/5)*10" office:value-type="float" office:value="4418" calcext:value-type="float">
            <text:p>4418</text:p>
          </table:table-cell>
          <table:table-cell table:formula="of:=((([.$F356]+8)*2)^2)/([.$F356]+60)" office:value-type="float" office:value="89.2525252525252" calcext:value-type="float">
            <text:p>89.2525252525252</text:p>
          </table:table-cell>
          <table:table-cell table:formula="of:=[.AC356]/[.AD356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7]+[.O357]*2" office:value-type="float" office:value="67" calcext:value-type="float">
            <text:p>67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7]+8)^2)/5)*10" office:value-type="float" office:value="4802" calcext:value-type="float">
            <text:p>4802</text:p>
          </table:table-cell>
          <table:table-cell table:formula="of:=((([.$F357]+8)*2)^2)/([.$F357]+60)" office:value-type="float" office:value="95.0891089108911" calcext:value-type="float">
            <text:p>95.0891089108911</text:p>
          </table:table-cell>
          <table:table-cell table:formula="of:=[.AC357]/[.AD357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8]+[.C358]+[.D358]+[.E358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8]+[.O358]*2" office:value-type="float" office:value="66" calcext:value-type="float">
            <text:p>66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8]+8)^2)/5)*10" office:value-type="float" office:value="5202" calcext:value-type="float">
            <text:p>5202</text:p>
          </table:table-cell>
          <table:table-cell table:formula="of:=((([.$F358]+8)*2)^2)/([.$F358]+60)" office:value-type="float" office:value="101.009708737864" calcext:value-type="float">
            <text:p>101.009708737864</text:p>
          </table:table-cell>
          <table:table-cell table:formula="of:=[.AC358]/[.AD358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1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9];[.$A11];[$Troops.$AB$2:.$AB$269];[.$B$10];[$Troops.$Z$2:.$Z$269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9];[.$A11];[$Troops.$AB$2:.$AB$269];[.$B$10];[$Troops.$Z$2:.$Z$269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9];[.$A11];[$Troops.$AB$2:.$AB$269];[.$B$10];[$Troops.$Z$2:.$Z$269];[.D$1])/[.$M11]*[.D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9];[.$A11];[$Troops.$AB$2:.$AB$269];[.$B$10];[$Troops.$Z$2:.$Z$269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9];[.$A11];[$Troops.$AB$2:.$AB$269];[.$B$10];[$Troops.$Z$2:.$Z$269];[.G$1])/[.$M11]*[.G2]" office:value-type="float" office:value="5" calcext:value-type="float">
            <text:p>5</text:p>
          </table:table-cell>
          <table:table-cell table:style-name="ce31" table:formula="of:=COUNTIFS([$Troops.$AA$2:.$AA$269];[.$A11];[$Troops.$AB$2:.$AB$269];[.$B$10];[$Troops.$Z$2:.$Z$269];[.H$1])/[.$M11]*[.H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I$1])/[.$M11]*[.I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J$1])/[.$M11]*[.J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K$1])/[.$M11]*[.K2]" office:value-type="float" office:value="0" calcext:value-type="float">
            <text:p>0</text:p>
          </table:table-cell>
          <table:table-cell table:style-name="ce31" table:formula="of:=COUNTIFS([$Troops.$AA$2:.$AA$269];[.$A11];[$Troops.$AB$2:.$AB$269];[.$B$10];[$Troops.$Z$2:.$Z$269];[.L$1])/[.$M11]*[.L2]" office:value-type="float" office:value="0" calcext:value-type="float">
            <text:p>0</text:p>
          </table:table-cell>
          <table:table-cell table:formula="of:=COUNTIFS([$Troops.AA$2:.AA$269];[.A11];[$Troops.AB$2:.AB$269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9];[.$A12];[$Troops.$AB$2:.$AB$269];[.$B$10];[$Troops.$Z$2:.$Z$269];[.B$1])/[.$M12]*[.B3]" office:value-type="float" office:value="37.5" calcext:value-type="float">
            <text:p>37.5</text:p>
          </table:table-cell>
          <table:table-cell table:style-name="ce31" table:formula="of:=COUNTIFS([$Troops.$AA$2:.$AA$269];[.$A12];[$Troops.$AB$2:.$AB$269];[.$B$10];[$Troops.$Z$2:.$Z$269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9];[.$A12];[$Troops.$AB$2:.$AB$269];[.$B$10];[$Troops.$Z$2:.$Z$269];[.D$1])/[.$M12]*[.D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E$1])/[.$M12]*[.E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F$1])/[.$M12]*[.F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G$1])/[.$M12]*[.G3]" office:value-type="float" office:value="30" calcext:value-type="float">
            <text:p>30</text:p>
          </table:table-cell>
          <table:table-cell table:style-name="ce31" table:formula="of:=COUNTIFS([$Troops.$AA$2:.$AA$269];[.$A12];[$Troops.$AB$2:.$AB$269];[.$B$10];[$Troops.$Z$2:.$Z$269];[.H$1])/[.$M12]*[.H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I$1])/[.$M12]*[.I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J$1])/[.$M12]*[.J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K$1])/[.$M12]*[.K3]" office:value-type="float" office:value="0" calcext:value-type="float">
            <text:p>0</text:p>
          </table:table-cell>
          <table:table-cell table:style-name="ce31" table:formula="of:=COUNTIFS([$Troops.$AA$2:.$AA$269];[.$A12];[$Troops.$AB$2:.$AB$269];[.$B$10];[$Troops.$Z$2:.$Z$269];[.L$1])/[.$M12]*[.L3]" office:value-type="float" office:value="0" calcext:value-type="float">
            <text:p>0</text:p>
          </table:table-cell>
          <table:table-cell table:formula="of:=COUNTIFS([$Troops.AA$2:.AA$269];[.A12];[$Troops.AB$2:.AB$269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9];[.$A13];[$Troops.$AB$2:.$AB$269];[.$B$10];[$Troops.$Z$2:.$Z$269];[.B$1])/[.$M13]*[.B4]" office:value-type="float" office:value="5" calcext:value-type="float">
            <text:p>5</text:p>
          </table:table-cell>
          <table:table-cell table:style-name="ce31" table:formula="of:=COUNTIFS([$Troops.$AA$2:.$AA$269];[.$A13];[$Troops.$AB$2:.$AB$269];[.$B$10];[$Troops.$Z$2:.$Z$269];[.C$1])/[.$M13]*[.C4]" office:value-type="float" office:value="13" calcext:value-type="float">
            <text:p>13</text:p>
          </table:table-cell>
          <table:table-cell table:style-name="ce31" table:formula="of:=COUNTIFS([$Troops.$AA$2:.$AA$269];[.$A13];[$Troops.$AB$2:.$AB$269];[.$B$10];[$Troops.$Z$2:.$Z$269];[.D$1])/[.$M13]*[.D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E$1])/[.$M13]*[.E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F$1])/[.$M13]*[.F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G$1])/[.$M13]*[.G4]" office:value-type="float" office:value="6" calcext:value-type="float">
            <text:p>6</text:p>
          </table:table-cell>
          <table:table-cell table:style-name="ce31" table:formula="of:=COUNTIFS([$Troops.$AA$2:.$AA$269];[.$A13];[$Troops.$AB$2:.$AB$269];[.$B$10];[$Troops.$Z$2:.$Z$269];[.H$1])/[.$M13]*[.H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I$1])/[.$M13]*[.I4]/10" office:value-type="float" office:value="3.2" calcext:value-type="float">
            <text:p>3.2</text:p>
          </table:table-cell>
          <table:table-cell table:style-name="ce31" table:formula="of:=COUNTIFS([$Troops.$AA$2:.$AA$269];[.$A13];[$Troops.$AB$2:.$AB$269];[.$B$10];[$Troops.$Z$2:.$Z$269];[.J$1])/[.$M13]*[.J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K$1])/[.$M13]*[.K4]" office:value-type="float" office:value="0" calcext:value-type="float">
            <text:p>0</text:p>
          </table:table-cell>
          <table:table-cell table:style-name="ce31" table:formula="of:=COUNTIFS([$Troops.$AA$2:.$AA$269];[.$A13];[$Troops.$AB$2:.$AB$269];[.$B$10];[$Troops.$Z$2:.$Z$269];[.L$1])/[.$M13]*[.L4]" office:value-type="float" office:value="0" calcext:value-type="float">
            <text:p>0</text:p>
          </table:table-cell>
          <table:table-cell table:formula="of:=COUNTIFS([$Troops.AA$2:.AA$269];[.A13];[$Troops.AB$2:.AB$269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9];[.$A14];[$Troops.$AB$2:.$AB$269];[.$B$10];[$Troops.$Z$2:.$Z$269];[.B$1])/[.$M14]*[.B5]" office:value-type="float" office:value="25" calcext:value-type="float">
            <text:p>25</text:p>
          </table:table-cell>
          <table:table-cell table:style-name="ce31" table:formula="of:=COUNTIFS([$Troops.$AA$2:.$AA$269];[.$A14];[$Troops.$AB$2:.$AB$269];[.$B$10];[$Troops.$Z$2:.$Z$269];[.C$1])/[.$M14]*[.C5]" office:value-type="float" office:value="7.5" calcext:value-type="float">
            <text:p>7.5</text:p>
          </table:table-cell>
          <table:table-cell table:style-name="ce31" table:formula="of:=COUNTIFS([$Troops.$AA$2:.$AA$269];[.$A14];[$Troops.$AB$2:.$AB$269];[.$B$10];[$Troops.$Z$2:.$Z$269];[.D$1])/[.$M14]*[.D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E$1])/[.$M14]*[.E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F$1])/[.$M14]*[.F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G$1])/[.$M14]*[.G5]" office:value-type="float" office:value="11.25" calcext:value-type="float">
            <text:p>11.25</text:p>
          </table:table-cell>
          <table:table-cell table:style-name="ce31" table:formula="of:=COUNTIFS([$Troops.$AA$2:.$AA$269];[.$A14];[$Troops.$AB$2:.$AB$269];[.$B$10];[$Troops.$Z$2:.$Z$269];[.H$1])/[.$M14]*[.H5]" office:value-type="float" office:value="1.25" calcext:value-type="float">
            <text:p>1.25</text:p>
          </table:table-cell>
          <table:table-cell table:style-name="ce31" table:formula="of:=COUNTIFS([$Troops.$AA$2:.$AA$269];[.$A14];[$Troops.$AB$2:.$AB$269];[.$B$10];[$Troops.$Z$2:.$Z$269];[.I$1])/[.$M14]*[.I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J$1])/[.$M14]*[.J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K$1])/[.$M14]*[.K5]" office:value-type="float" office:value="0" calcext:value-type="float">
            <text:p>0</text:p>
          </table:table-cell>
          <table:table-cell table:style-name="ce31" table:formula="of:=COUNTIFS([$Troops.$AA$2:.$AA$269];[.$A14];[$Troops.$AB$2:.$AB$269];[.$B$10];[$Troops.$Z$2:.$Z$269];[.L$1])/[.$M14]*[.L5]" office:value-type="float" office:value="0" calcext:value-type="float">
            <text:p>0</text:p>
          </table:table-cell>
          <table:table-cell table:formula="of:=COUNTIFS([$Troops.AA$2:.AA$269];[.A14];[$Troops.AB$2:.AB$269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9];[.$A15];[$Troops.$AB$2:.$AB$269];[.$B$10];[$Troops.$Z$2:.$Z$269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9];[.$A15];[$Troops.$AB$2:.$AB$269];[.$B$10];[$Troops.$Z$2:.$Z$269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9];[.$A15];[$Troops.$AB$2:.$AB$269];[.$B$10];[$Troops.$Z$2:.$Z$269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9];[.$A15];[$Troops.$AB$2:.$AB$269];[.$B$10];[$Troops.$Z$2:.$Z$269];[.E$1])/[.$M15]*[.E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F$1])/[.$M15]*[.F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G$1])/[.$M15]*[.G6]" office:value-type="float" office:value="5" calcext:value-type="float">
            <text:p>5</text:p>
          </table:table-cell>
          <table:table-cell table:style-name="ce31" table:formula="of:=COUNTIFS([$Troops.$AA$2:.$AA$269];[.$A15];[$Troops.$AB$2:.$AB$269];[.$B$10];[$Troops.$Z$2:.$Z$269];[.H$1])/[.$M15]*[.H6]" office:value-type="float" office:value="12.5" calcext:value-type="float">
            <text:p>12.5</text:p>
          </table:table-cell>
          <table:table-cell table:style-name="ce31" table:formula="of:=COUNTIFS([$Troops.$AA$2:.$AA$269];[.$A15];[$Troops.$AB$2:.$AB$269];[.$B$10];[$Troops.$Z$2:.$Z$269];[.I$1])/[.$M15]*[.I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J$1])/[.$M15]*[.J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K$1])/[.$M15]*[.K6]" office:value-type="float" office:value="0" calcext:value-type="float">
            <text:p>0</text:p>
          </table:table-cell>
          <table:table-cell table:style-name="ce31" table:formula="of:=COUNTIFS([$Troops.$AA$2:.$AA$269];[.$A15];[$Troops.$AB$2:.$AB$269];[.$B$10];[$Troops.$Z$2:.$Z$269];[.L$1])/[.$M15]*[.L6]" office:value-type="float" office:value="0" calcext:value-type="float">
            <text:p>0</text:p>
          </table:table-cell>
          <table:table-cell table:formula="of:=COUNTIFS([$Troops.AA$2:.AA$269];[.A15];[$Troops.AB$2:.AB$269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9];[.$A16];[$Troops.$AB$2:.$AB$269];[.$B$10];[$Troops.$Z$2:.$Z$269];[.B$1])/[.$M16]*[.B7]" office:value-type="float" office:value="32" calcext:value-type="float">
            <text:p>32</text:p>
          </table:table-cell>
          <table:table-cell table:style-name="ce31" table:formula="of:=COUNTIFS([$Troops.$AA$2:.$AA$269];[.$A16];[$Troops.$AB$2:.$AB$269];[.$B$10];[$Troops.$Z$2:.$Z$269];[.C$1])/[.$M16]*[.C7]" office:value-type="float" office:value="2" calcext:value-type="float">
            <text:p>2</text:p>
          </table:table-cell>
          <table:table-cell table:style-name="ce31" table:formula="of:=COUNTIFS([$Troops.$AA$2:.$AA$269];[.$A16];[$Troops.$AB$2:.$AB$269];[.$B$10];[$Troops.$Z$2:.$Z$269];[.D$1])/[.$M16]*[.D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E$1])/[.$M16]*[.E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F$1])/[.$M16]*[.F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G$1])/[.$M16]*[.G7]" office:value-type="float" office:value="8" calcext:value-type="float">
            <text:p>8</text:p>
          </table:table-cell>
          <table:table-cell table:style-name="ce31" table:formula="of:=COUNTIFS([$Troops.$AA$2:.$AA$269];[.$A16];[$Troops.$AB$2:.$AB$269];[.$B$10];[$Troops.$Z$2:.$Z$269];[.H$1])/[.$M16]*[.H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I$1])/[.$M16]*[.I7]" office:value-type="float" office:value="18" calcext:value-type="float">
            <text:p>18</text:p>
          </table:table-cell>
          <table:table-cell table:style-name="ce31" table:formula="of:=COUNTIFS([$Troops.$AA$2:.$AA$269];[.$A16];[$Troops.$AB$2:.$AB$269];[.$B$10];[$Troops.$Z$2:.$Z$269];[.J$1])/[.$M16]*[.J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K$1])/[.$M16]*[.K7]" office:value-type="float" office:value="0" calcext:value-type="float">
            <text:p>0</text:p>
          </table:table-cell>
          <table:table-cell table:style-name="ce31" table:formula="of:=COUNTIFS([$Troops.$AA$2:.$AA$269];[.$A16];[$Troops.$AB$2:.$AB$269];[.$B$10];[$Troops.$Z$2:.$Z$269];[.L$1])/[.$M16]*[.L7]" office:value-type="float" office:value="0" calcext:value-type="float">
            <text:p>0</text:p>
          </table:table-cell>
          <table:table-cell table:formula="of:=COUNTIFS([$Troops.AA$2:.AA$269];[.A16];[$Troops.AB$2:.AB$269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19];[$Troops.$AB$2:.$AB$269];[.$B$18];[$Troops.$Z$2:.$Z$269];[.B$1])/[.$M19]*[.B2]" office:value-type="float" office:value="11.1111111111111" calcext:value-type="float">
            <text:p>11.1111111111111</text:p>
          </table:table-cell>
          <table:table-cell table:formula="of:=COUNTIFS([$Troops.$AA$2:.$AA$269];[.$A19];[$Troops.$AB$2:.$AB$269];[.$B$18];[$Troops.$Z$2:.$Z$269];[.C$1])/[.$M19]*[.C2]" office:value-type="float" office:value="2.77777777777778" calcext:value-type="float">
            <text:p>2.77777777777778</text:p>
          </table:table-cell>
          <table:table-cell table:formula="of:=COUNTIFS([$Troops.$AA$2:.$AA$269];[.$A19];[$Troops.$AB$2:.$AB$269];[.$B$18];[$Troops.$Z$2:.$Z$269];[.D$1])/[.$M19]*[.D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E$1])/[.$M19]*[.E2]" office:value-type="float" office:value="2.22222222222222" calcext:value-type="float">
            <text:p>2.22222222222222</text:p>
          </table:table-cell>
          <table:table-cell table:formula="of:=COUNTIFS([$Troops.$AA$2:.$AA$269];[.$A19];[$Troops.$AB$2:.$AB$269];[.$B$18];[$Troops.$Z$2:.$Z$269];[.F$1])/[.$M19]*[.F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G$1])/[.$M19]*[.G2]" office:value-type="float" office:value="6.66666666666667" calcext:value-type="float">
            <text:p>6.66666666666667</text:p>
          </table:table-cell>
          <table:table-cell table:formula="of:=COUNTIFS([$Troops.$AA$2:.$AA$269];[.$A19];[$Troops.$AB$2:.$AB$269];[.$B$18];[$Troops.$Z$2:.$Z$269];[.H$1])/[.$M19]*[.H2]" office:value-type="float" office:value="3.33333333333333" calcext:value-type="float">
            <text:p>3.33333333333333</text:p>
          </table:table-cell>
          <table:table-cell table:formula="of:=COUNTIFS([$Troops.$AA$2:.$AA$269];[.$A19];[$Troops.$AB$2:.$AB$269];[.$B$18];[$Troops.$Z$2:.$Z$269];[.I$1])/[.$M19]*[.I2]" office:value-type="float" office:value="15.5555555555556" calcext:value-type="float">
            <text:p>15.5555555555556</text:p>
          </table:table-cell>
          <table:table-cell table:formula="of:=COUNTIFS([$Troops.$AA$2:.$AA$269];[.$A19];[$Troops.$AB$2:.$AB$269];[.$B$18];[$Troops.$Z$2:.$Z$269];[.J$1])/[.$M19]*[.J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K$1])/[.$M19]*[.K2]" office:value-type="float" office:value="0" calcext:value-type="float">
            <text:p>0</text:p>
          </table:table-cell>
          <table:table-cell table:formula="of:=COUNTIFS([$Troops.$AA$2:.$AA$269];[.$A19];[$Troops.$AB$2:.$AB$269];[.$B$18];[$Troops.$Z$2:.$Z$269];[.L$1])/[.$M19]*[.L2]" office:value-type="float" office:value="0.555555555555556" calcext:value-type="float">
            <text:p>0.555555555555556</text:p>
          </table:table-cell>
          <table:table-cell table:formula="of:=COUNTIFS([$Troops.AA$2:.AA$269];[.A19];[$Troops.AB$2:.AB$269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20];[$Troops.$AB$2:.$AB$269];[.$B$18];[$Troops.$Z$2:.$Z$269];[.B$1])/[.$M20]*[.B3]" office:value-type="float" office:value="25" calcext:value-type="float">
            <text:p>25</text:p>
          </table:table-cell>
          <table:table-cell table:formula="of:=COUNTIFS([$Troops.$AA$2:.$AA$269];[.$A20];[$Troops.$AB$2:.$AB$269];[.$B$18];[$Troops.$Z$2:.$Z$269];[.C$1])/[.$M20]*[.C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D$1])/[.$M20]*[.D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E$1])/[.$M20]*[.E3]" office:value-type="float" office:value="3.33333333333333" calcext:value-type="float">
            <text:p>3.33333333333333</text:p>
          </table:table-cell>
          <table:table-cell table:formula="of:=COUNTIFS([$Troops.$AA$2:.$AA$269];[.$A20];[$Troops.$AB$2:.$AB$269];[.$B$18];[$Troops.$Z$2:.$Z$269];[.F$1])/[.$M20]*[.F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G$1])/[.$M20]*[.G3]" office:value-type="float" office:value="10" calcext:value-type="float">
            <text:p>10</text:p>
          </table:table-cell>
          <table:table-cell table:formula="of:=COUNTIFS([$Troops.$AA$2:.$AA$269];[.$A20];[$Troops.$AB$2:.$AB$269];[.$B$18];[$Troops.$Z$2:.$Z$269];[.H$1])/[.$M20]*[.H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I$1])/[.$M20]*[.I3]" office:value-type="float" office:value="11.1111111111111" calcext:value-type="float">
            <text:p>11.1111111111111</text:p>
          </table:table-cell>
          <table:table-cell table:formula="of:=COUNTIFS([$Troops.$AA$2:.$AA$269];[.$A20];[$Troops.$AB$2:.$AB$269];[.$B$18];[$Troops.$Z$2:.$Z$269];[.J$1])/[.$M20]*[.J3]" office:value-type="float" office:value="0" calcext:value-type="float">
            <text:p>0</text:p>
          </table:table-cell>
          <table:table-cell table:formula="of:=COUNTIFS([$Troops.$AA$2:.$AA$269];[.$A20];[$Troops.$AB$2:.$AB$269];[.$B$18];[$Troops.$Z$2:.$Z$269];[.K$1])/[.$M20]*[.K3]" office:value-type="float" office:value="5.55555555555556" calcext:value-type="float">
            <text:p>5.55555555555556</text:p>
          </table:table-cell>
          <table:table-cell table:formula="of:=COUNTIFS([$Troops.$AA$2:.$AA$269];[.$A20];[$Troops.$AB$2:.$AB$269];[.$B$18];[$Troops.$Z$2:.$Z$269];[.L$1])/[.$M20]*[.L3]" office:value-type="float" office:value="3.33333333333333" calcext:value-type="float">
            <text:p>3.33333333333333</text:p>
          </table:table-cell>
          <table:table-cell table:formula="of:=COUNTIFS([$Troops.AA$2:.AA$269];[.A20];[$Troops.AB$2:.AB$269];[.B$18])" office:value-type="float" office:value="9" calcext:value-type="float">
            <text:p>9</text:p>
          </table:table-cell>
          <table:table-cell/>
          <table:table-cell table:formula="of:=[.B20]/SUM([.$B20:.$L20])" office:value-type="percentage" office:value="0.428571428571429" calcext:value-type="percentage">
            <text:p>42.86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571428571428571" calcext:value-type="percentage">
            <text:p>5.71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71428571428571" calcext:value-type="percentage">
            <text:p>17.14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19047619047619" calcext:value-type="percentage">
            <text:p>19.05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952380952380952" calcext:value-type="percentage">
            <text:p>9.52%</text:p>
          </table:table-cell>
          <table:table-cell table:formula="of:=[.L20]/SUM([.$B20:.$L20])" office:value-type="percentage" office:value="0.0571428571428571" calcext:value-type="percentage">
            <text:p>5.71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21];[$Troops.$AB$2:.$AB$269];[.$B$18];[$Troops.$Z$2:.$Z$269];[.B$1])/[.$M21]*[.B4]" office:value-type="float" office:value="2.27272727272727" calcext:value-type="float">
            <text:p>2.27272727272727</text:p>
          </table:table-cell>
          <table:table-cell table:formula="of:=COUNTIFS([$Troops.$AA$2:.$AA$269];[.$A21];[$Troops.$AB$2:.$AB$269];[.$B$18];[$Troops.$Z$2:.$Z$269];[.C$1])/[.$M21]*[.C4]" office:value-type="float" office:value="5.90909090909091" calcext:value-type="float">
            <text:p>5.90909090909091</text:p>
          </table:table-cell>
          <table:table-cell table:formula="of:=COUNTIFS([$Troops.$AA$2:.$AA$269];[.$A21];[$Troops.$AB$2:.$AB$269];[.$B$18];[$Troops.$Z$2:.$Z$269];[.D$1])/[.$M21]*[.D4]" office:value-type="float" office:value="0" calcext:value-type="float">
            <text:p>0</text:p>
          </table:table-cell>
          <table:table-cell table:formula="of:=COUNTIFS([$Troops.$AA$2:.$AA$269];[.$A21];[$Troops.$AB$2:.$AB$269];[.$B$18];[$Troops.$Z$2:.$Z$269];[.E$1])/[.$M21]*[.E4]" office:value-type="float" office:value="2.27272727272727" calcext:value-type="float">
            <text:p>2.27272727272727</text:p>
          </table:table-cell>
          <table:table-cell table:formula="of:=COUNTIFS([$Troops.$AA$2:.$AA$269];[.$A21];[$Troops.$AB$2:.$AB$269];[.$B$18];[$Troops.$Z$2:.$Z$269];[.F$1])/[.$M21]*[.F4]" office:value-type="float" office:value="0.909090909090909" calcext:value-type="float">
            <text:p>0.909090909090909</text:p>
          </table:table-cell>
          <table:table-cell table:formula="of:=COUNTIFS([$Troops.$AA$2:.$AA$269];[.$A21];[$Troops.$AB$2:.$AB$269];[.$B$18];[$Troops.$Z$2:.$Z$269];[.G$1])/[.$M21]*[.G4]" office:value-type="float" office:value="2.72727272727273" calcext:value-type="float">
            <text:p>2.72727272727273</text:p>
          </table:table-cell>
          <table:table-cell table:formula="of:=COUNTIFS([$Troops.$AA$2:.$AA$269];[.$A21];[$Troops.$AB$2:.$AB$269];[.$B$18];[$Troops.$Z$2:.$Z$269];[.H$1])/[.$M21]*[.H4]" office:value-type="float" office:value="0" calcext:value-type="float">
            <text:p>0</text:p>
          </table:table-cell>
          <table:table-cell table:formula="of:=COUNTIFS([$Troops.$AA$2:.$AA$269];[.$A21];[$Troops.$AB$2:.$AB$269];[.$B$18];[$Troops.$Z$2:.$Z$269];[.I$1])/[.$M21]*[.I4]" office:value-type="float" office:value="14.5454545454545" calcext:value-type="float">
            <text:p>14.5454545454545</text:p>
          </table:table-cell>
          <table:table-cell table:formula="of:=COUNTIFS([$Troops.$AA$2:.$AA$269];[.$A21];[$Troops.$AB$2:.$AB$269];[.$B$18];[$Troops.$Z$2:.$Z$269];[.J$1])/[.$M21]*[.J4]" office:value-type="float" office:value="9.09090909090909" calcext:value-type="float">
            <text:p>9.09090909090909</text:p>
          </table:table-cell>
          <table:table-cell table:formula="of:=COUNTIFS([$Troops.$AA$2:.$AA$269];[.$A21];[$Troops.$AB$2:.$AB$269];[.$B$18];[$Troops.$Z$2:.$Z$269];[.K$1])/[.$M21]*[.K4]" office:value-type="float" office:value="14.5454545454545" calcext:value-type="float">
            <text:p>14.5454545454545</text:p>
          </table:table-cell>
          <table:table-cell table:formula="of:=COUNTIFS([$Troops.$AA$2:.$AA$269];[.$A21];[$Troops.$AB$2:.$AB$269];[.$B$18];[$Troops.$Z$2:.$Z$269];[.L$1])/[.$M21]*[.L4]" office:value-type="float" office:value="4.54545454545455" calcext:value-type="float">
            <text:p>4.54545454545455</text:p>
          </table:table-cell>
          <table:table-cell table:formula="of:=COUNTIFS([$Troops.AA$2:.AA$269];[.A21];[$Troops.AB$2:.AB$269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22];[$Troops.$AB$2:.$AB$269];[.$B$18];[$Troops.$Z$2:.$Z$269];[.B$1])/[.$M22]*[.B5]" office:value-type="float" office:value="18.1818181818182" calcext:value-type="float">
            <text:p>18.1818181818182</text:p>
          </table:table-cell>
          <table:table-cell table:formula="of:=COUNTIFS([$Troops.$AA$2:.$AA$269];[.$A22];[$Troops.$AB$2:.$AB$269];[.$B$18];[$Troops.$Z$2:.$Z$269];[.C$1])/[.$M22]*[.C5]" office:value-type="float" office:value="2.72727272727273" calcext:value-type="float">
            <text:p>2.72727272727273</text:p>
          </table:table-cell>
          <table:table-cell table:formula="of:=COUNTIFS([$Troops.$AA$2:.$AA$269];[.$A22];[$Troops.$AB$2:.$AB$269];[.$B$18];[$Troops.$Z$2:.$Z$269];[.D$1])/[.$M22]*[.D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E$1])/[.$M22]*[.E5]" office:value-type="float" office:value="8.18181818181818" calcext:value-type="float">
            <text:p>8.18181818181818</text:p>
          </table:table-cell>
          <table:table-cell table:formula="of:=COUNTIFS([$Troops.$AA$2:.$AA$269];[.$A22];[$Troops.$AB$2:.$AB$269];[.$B$18];[$Troops.$Z$2:.$Z$269];[.F$1])/[.$M22]*[.F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G$1])/[.$M22]*[.G5]" office:value-type="float" office:value="8.18181818181818" calcext:value-type="float">
            <text:p>8.18181818181818</text:p>
          </table:table-cell>
          <table:table-cell table:formula="of:=COUNTIFS([$Troops.$AA$2:.$AA$269];[.$A22];[$Troops.$AB$2:.$AB$269];[.$B$18];[$Troops.$Z$2:.$Z$269];[.H$1])/[.$M22]*[.H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I$1])/[.$M22]*[.I5]" office:value-type="float" office:value="0.909090909090909" calcext:value-type="float">
            <text:p>0.909090909090909</text:p>
          </table:table-cell>
          <table:table-cell table:formula="of:=COUNTIFS([$Troops.$AA$2:.$AA$269];[.$A22];[$Troops.$AB$2:.$AB$269];[.$B$18];[$Troops.$Z$2:.$Z$269];[.J$1])/[.$M22]*[.J5]" office:value-type="float" office:value="0" calcext:value-type="float">
            <text:p>0</text:p>
          </table:table-cell>
          <table:table-cell table:formula="of:=COUNTIFS([$Troops.$AA$2:.$AA$269];[.$A22];[$Troops.$AB$2:.$AB$269];[.$B$18];[$Troops.$Z$2:.$Z$269];[.K$1])/[.$M22]*[.K5]" office:value-type="float" office:value="0.454545454545455" calcext:value-type="float">
            <text:p>0.454545454545455</text:p>
          </table:table-cell>
          <table:table-cell table:formula="of:=COUNTIFS([$Troops.$AA$2:.$AA$269];[.$A22];[$Troops.$AB$2:.$AB$269];[.$B$18];[$Troops.$Z$2:.$Z$269];[.L$1])/[.$M22]*[.L5]" office:value-type="float" office:value="2.72727272727273" calcext:value-type="float">
            <text:p>2.72727272727273</text:p>
          </table:table-cell>
          <table:table-cell table:formula="of:=COUNTIFS([$Troops.AA$2:.AA$269];[.A22];[$Troops.AB$2:.AB$269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23];[$Troops.$AB$2:.$AB$269];[.$B$18];[$Troops.$Z$2:.$Z$269];[.B$1])/[.$M23]*[.B6]" office:value-type="float" office:value="7.27272727272727" calcext:value-type="float">
            <text:p>7.27272727272727</text:p>
          </table:table-cell>
          <table:table-cell table:formula="of:=COUNTIFS([$Troops.$AA$2:.$AA$269];[.$A23];[$Troops.$AB$2:.$AB$269];[.$B$18];[$Troops.$Z$2:.$Z$269];[.C$1])/[.$M23]*[.C6]" office:value-type="float" office:value="9.09090909090909" calcext:value-type="float">
            <text:p>9.09090909090909</text:p>
          </table:table-cell>
          <table:table-cell table:formula="of:=COUNTIFS([$Troops.$AA$2:.$AA$269];[.$A23];[$Troops.$AB$2:.$AB$269];[.$B$18];[$Troops.$Z$2:.$Z$269];[.D$1])/[.$M23]*[.D6]" office:value-type="float" office:value="3.63636363636364" calcext:value-type="float">
            <text:p>3.63636363636364</text:p>
          </table:table-cell>
          <table:table-cell table:formula="of:=COUNTIFS([$Troops.$AA$2:.$AA$269];[.$A23];[$Troops.$AB$2:.$AB$269];[.$B$18];[$Troops.$Z$2:.$Z$269];[.E$1])/[.$M23]*[.E6]" office:value-type="float" office:value="2.27272727272727" calcext:value-type="float">
            <text:p>2.27272727272727</text:p>
          </table:table-cell>
          <table:table-cell table:formula="of:=COUNTIFS([$Troops.$AA$2:.$AA$269];[.$A23];[$Troops.$AB$2:.$AB$269];[.$B$18];[$Troops.$Z$2:.$Z$269];[.F$1])/[.$M23]*[.F6]" office:value-type="float" office:value="1.36363636363636" calcext:value-type="float">
            <text:p>1.36363636363636</text:p>
          </table:table-cell>
          <table:table-cell table:formula="of:=COUNTIFS([$Troops.$AA$2:.$AA$269];[.$A23];[$Troops.$AB$2:.$AB$269];[.$B$18];[$Troops.$Z$2:.$Z$269];[.G$1])/[.$M23]*[.G6]" office:value-type="float" office:value="1.36363636363636" calcext:value-type="float">
            <text:p>1.36363636363636</text:p>
          </table:table-cell>
          <table:table-cell table:formula="of:=COUNTIFS([$Troops.$AA$2:.$AA$269];[.$A23];[$Troops.$AB$2:.$AB$269];[.$B$18];[$Troops.$Z$2:.$Z$269];[.H$1])/[.$M23]*[.H6]" office:value-type="float" office:value="6.81818181818182" calcext:value-type="float">
            <text:p>6.81818181818182</text:p>
          </table:table-cell>
          <table:table-cell table:formula="of:=COUNTIFS([$Troops.$AA$2:.$AA$269];[.$A23];[$Troops.$AB$2:.$AB$269];[.$B$18];[$Troops.$Z$2:.$Z$269];[.I$1])/[.$M23]*[.I6]" office:value-type="float" office:value="2.27272727272727" calcext:value-type="float">
            <text:p>2.27272727272727</text:p>
          </table:table-cell>
          <table:table-cell table:formula="of:=COUNTIFS([$Troops.$AA$2:.$AA$269];[.$A23];[$Troops.$AB$2:.$AB$269];[.$B$18];[$Troops.$Z$2:.$Z$269];[.J$1])/[.$M23]*[.J6]" office:value-type="float" office:value="2.72727272727273" calcext:value-type="float">
            <text:p>2.72727272727273</text:p>
          </table:table-cell>
          <table:table-cell table:formula="of:=COUNTIFS([$Troops.$AA$2:.$AA$269];[.$A23];[$Troops.$AB$2:.$AB$269];[.$B$18];[$Troops.$Z$2:.$Z$269];[.K$1])/[.$M23]*[.K6]" office:value-type="float" office:value="2.72727272727273" calcext:value-type="float">
            <text:p>2.72727272727273</text:p>
          </table:table-cell>
          <table:table-cell table:formula="of:=COUNTIFS([$Troops.$AA$2:.$AA$269];[.$A23];[$Troops.$AB$2:.$AB$269];[.$B$18];[$Troops.$Z$2:.$Z$269];[.L$1])/[.$M23]*[.L6]" office:value-type="float" office:value="0" calcext:value-type="float">
            <text:p>0</text:p>
          </table:table-cell>
          <table:table-cell table:formula="of:=COUNTIFS([$Troops.AA$2:.AA$269];[.A23];[$Troops.AB$2:.AB$269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24];[$Troops.$AB$2:.$AB$269];[.$B$18];[$Troops.$Z$2:.$Z$269];[.B$1])/[.$M24]*[.B7]" office:value-type="float" office:value="16" calcext:value-type="float">
            <text:p>16</text:p>
          </table:table-cell>
          <table:table-cell table:formula="of:=COUNTIFS([$Troops.$AA$2:.$AA$269];[.$A24];[$Troops.$AB$2:.$AB$269];[.$B$18];[$Troops.$Z$2:.$Z$269];[.C$1])/[.$M24]*[.C7]" office:value-type="float" office:value="1" calcext:value-type="float">
            <text:p>1</text:p>
          </table:table-cell>
          <table:table-cell table:formula="of:=COUNTIFS([$Troops.$AA$2:.$AA$269];[.$A24];[$Troops.$AB$2:.$AB$269];[.$B$18];[$Troops.$Z$2:.$Z$269];[.D$1])/[.$M24]*[.D7]" office:value-type="float" office:value="1" calcext:value-type="float">
            <text:p>1</text:p>
          </table:table-cell>
          <table:table-cell table:formula="of:=COUNTIFS([$Troops.$AA$2:.$AA$269];[.$A24];[$Troops.$AB$2:.$AB$269];[.$B$18];[$Troops.$Z$2:.$Z$269];[.E$1])/[.$M24]*[.E7]" office:value-type="float" office:value="10" calcext:value-type="float">
            <text:p>10</text:p>
          </table:table-cell>
          <table:table-cell table:formula="of:=COUNTIFS([$Troops.$AA$2:.$AA$269];[.$A24];[$Troops.$AB$2:.$AB$269];[.$B$18];[$Troops.$Z$2:.$Z$269];[.F$1])/[.$M24]*[.F7]" office:value-type="float" office:value="0" calcext:value-type="float">
            <text:p>0</text:p>
          </table:table-cell>
          <table:table-cell table:formula="of:=COUNTIFS([$Troops.$AA$2:.$AA$269];[.$A24];[$Troops.$AB$2:.$AB$269];[.$B$18];[$Troops.$Z$2:.$Z$269];[.G$1])/[.$M24]*[.G7]" office:value-type="float" office:value="4" calcext:value-type="float">
            <text:p>4</text:p>
          </table:table-cell>
          <table:table-cell table:formula="of:=COUNTIFS([$Troops.$AA$2:.$AA$269];[.$A24];[$Troops.$AB$2:.$AB$269];[.$B$18];[$Troops.$Z$2:.$Z$269];[.H$1])/[.$M24]*[.H7]" office:value-type="float" office:value="0.5" calcext:value-type="float">
            <text:p>0.5</text:p>
          </table:table-cell>
          <table:table-cell table:formula="of:=COUNTIFS([$Troops.$AA$2:.$AA$269];[.$A24];[$Troops.$AB$2:.$AB$269];[.$B$18];[$Troops.$Z$2:.$Z$269];[.I$1])/[.$M24]*[.I7]" office:value-type="float" office:value="0" calcext:value-type="float">
            <text:p>0</text:p>
          </table:table-cell>
          <table:table-cell table:formula="of:=COUNTIFS([$Troops.$AA$2:.$AA$269];[.$A24];[$Troops.$AB$2:.$AB$269];[.$B$18];[$Troops.$Z$2:.$Z$269];[.J$1])/[.$M24]*[.J7]" office:value-type="float" office:value="3" calcext:value-type="float">
            <text:p>3</text:p>
          </table:table-cell>
          <table:table-cell table:formula="of:=COUNTIFS([$Troops.$AA$2:.$AA$269];[.$A24];[$Troops.$AB$2:.$AB$269];[.$B$18];[$Troops.$Z$2:.$Z$269];[.K$1])/[.$M24]*[.K7]" office:value-type="float" office:value="2.5" calcext:value-type="float">
            <text:p>2.5</text:p>
          </table:table-cell>
          <table:table-cell table:formula="of:=COUNTIFS([$Troops.$AA$2:.$AA$269];[.$A24];[$Troops.$AB$2:.$AB$269];[.$B$18];[$Troops.$Z$2:.$Z$269];[.L$1])/[.$M24]*[.L7]" office:value-type="float" office:value="10" calcext:value-type="float">
            <text:p>10</text:p>
          </table:table-cell>
          <table:table-cell table:formula="of:=COUNTIFS([$Troops.AA$2:.AA$269];[.A24];[$Troops.AB$2:.AB$269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27];[$Troops.$AB$2:.$AB$269];[.$B$26];[$Troops.$Z$2:.$Z$269];[.B$1])/[.$M27]*[.B2]" office:value-type="float" office:value="7.14285714285714" calcext:value-type="float">
            <text:p>7.14285714285714</text:p>
          </table:table-cell>
          <table:table-cell table:formula="of:=COUNTIFS([$Troops.$AA$2:.$AA$269];[.$A27];[$Troops.$AB$2:.$AB$269];[.$B$26];[$Troops.$Z$2:.$Z$269];[.C$1])/[.$M27]*[.C2]" office:value-type="float" office:value="3.57142857142857" calcext:value-type="float">
            <text:p>3.57142857142857</text:p>
          </table:table-cell>
          <table:table-cell table:formula="of:=COUNTIFS([$Troops.$AA$2:.$AA$269];[.$A27];[$Troops.$AB$2:.$AB$269];[.$B$26];[$Troops.$Z$2:.$Z$269];[.D$1])/[.$M27]*[.D2]" office:value-type="float" office:value="0" calcext:value-type="float">
            <text:p>0</text:p>
          </table:table-cell>
          <table:table-cell table:formula="of:=COUNTIFS([$Troops.$AA$2:.$AA$269];[.$A27];[$Troops.$AB$2:.$AB$269];[.$B$26];[$Troops.$Z$2:.$Z$269];[.E$1])/[.$M27]*[.E2]" office:value-type="float" office:value="0" calcext:value-type="float">
            <text:p>0</text:p>
          </table:table-cell>
          <table:table-cell table:formula="of:=COUNTIFS([$Troops.$AA$2:.$AA$269];[.$A27];[$Troops.$AB$2:.$AB$269];[.$B$26];[$Troops.$Z$2:.$Z$269];[.F$1])/[.$M27]*[.F2]" office:value-type="float" office:value="1.42857142857143" calcext:value-type="float">
            <text:p>1.42857142857143</text:p>
          </table:table-cell>
          <table:table-cell table:formula="of:=COUNTIFS([$Troops.$AA$2:.$AA$269];[.$A27];[$Troops.$AB$2:.$AB$269];[.$B$26];[$Troops.$Z$2:.$Z$269];[.G$1])/[.$M27]*[.G2]" office:value-type="float" office:value="4.28571428571429" calcext:value-type="float">
            <text:p>4.28571428571429</text:p>
          </table:table-cell>
          <table:table-cell table:formula="of:=COUNTIFS([$Troops.$AA$2:.$AA$269];[.$A27];[$Troops.$AB$2:.$AB$269];[.$B$26];[$Troops.$Z$2:.$Z$269];[.H$1])/[.$M27]*[.H2]" office:value-type="float" office:value="2.14285714285714" calcext:value-type="float">
            <text:p>2.14285714285714</text:p>
          </table:table-cell>
          <table:table-cell table:formula="of:=COUNTIFS([$Troops.$AA$2:.$AA$269];[.$A27];[$Troops.$AB$2:.$AB$269];[.$B$26];[$Troops.$Z$2:.$Z$269];[.I$1])/[.$M27]*[.I2]" office:value-type="float" office:value="15" calcext:value-type="float">
            <text:p>15</text:p>
          </table:table-cell>
          <table:table-cell table:formula="of:=COUNTIFS([$Troops.$AA$2:.$AA$269];[.$A27];[$Troops.$AB$2:.$AB$269];[.$B$26];[$Troops.$Z$2:.$Z$269];[.J$1])/[.$M27]*[.J2]" office:value-type="float" office:value="2.14285714285714" calcext:value-type="float">
            <text:p>2.14285714285714</text:p>
          </table:table-cell>
          <table:table-cell table:formula="of:=COUNTIFS([$Troops.$AA$2:.$AA$269];[.$A27];[$Troops.$AB$2:.$AB$269];[.$B$26];[$Troops.$Z$2:.$Z$269];[.K$1])/[.$M27]*[.K2]" office:value-type="float" office:value="1.07142857142857" calcext:value-type="float">
            <text:p>1.07142857142857</text:p>
          </table:table-cell>
          <table:table-cell table:formula="of:=COUNTIFS([$Troops.$AA$2:.$AA$269];[.$A27];[$Troops.$AB$2:.$AB$269];[.$B$26];[$Troops.$Z$2:.$Z$269];[.L$1])/[.$M27]*[.L2]" office:value-type="float" office:value="0" calcext:value-type="float">
            <text:p>0</text:p>
          </table:table-cell>
          <table:table-cell table:formula="of:=COUNTIFS([$Troops.AA$2:.AA$269];[.A27];[$Troops.AB$2:.AB$269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28];[$Troops.$AB$2:.$AB$269];[.$B$26];[$Troops.$Z$2:.$Z$269];[.B$1])/[.$M28]*[.B3]" office:value-type="float" office:value="16.0714285714286" calcext:value-type="float">
            <text:p>16.0714285714286</text:p>
          </table:table-cell>
          <table:table-cell table:formula="of:=COUNTIFS([$Troops.$AA$2:.$AA$269];[.$A28];[$Troops.$AB$2:.$AB$269];[.$B$26];[$Troops.$Z$2:.$Z$269];[.C$1])/[.$M28]*[.C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D$1])/[.$M28]*[.D3]" office:value-type="float" office:value="0.357142857142857" calcext:value-type="float">
            <text:p>0.357142857142857</text:p>
          </table:table-cell>
          <table:table-cell table:formula="of:=COUNTIFS([$Troops.$AA$2:.$AA$269];[.$A28];[$Troops.$AB$2:.$AB$269];[.$B$26];[$Troops.$Z$2:.$Z$269];[.E$1])/[.$M28]*[.E3]" office:value-type="float" office:value="2.14285714285714" calcext:value-type="float">
            <text:p>2.14285714285714</text:p>
          </table:table-cell>
          <table:table-cell table:formula="of:=COUNTIFS([$Troops.$AA$2:.$AA$269];[.$A28];[$Troops.$AB$2:.$AB$269];[.$B$26];[$Troops.$Z$2:.$Z$269];[.F$1])/[.$M28]*[.F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G$1])/[.$M28]*[.G3]" office:value-type="float" office:value="12.8571428571429" calcext:value-type="float">
            <text:p>12.8571428571429</text:p>
          </table:table-cell>
          <table:table-cell table:formula="of:=COUNTIFS([$Troops.$AA$2:.$AA$269];[.$A28];[$Troops.$AB$2:.$AB$269];[.$B$26];[$Troops.$Z$2:.$Z$269];[.H$1])/[.$M28]*[.H3]" office:value-type="float" office:value="0" calcext:value-type="float">
            <text:p>0</text:p>
          </table:table-cell>
          <table:table-cell table:formula="of:=COUNTIFS([$Troops.$AA$2:.$AA$269];[.$A28];[$Troops.$AB$2:.$AB$269];[.$B$26];[$Troops.$Z$2:.$Z$269];[.I$1])/[.$M28]*[.I3]" office:value-type="float" office:value="14.2857142857143" calcext:value-type="float">
            <text:p>14.2857142857143</text:p>
          </table:table-cell>
          <table:table-cell table:formula="of:=COUNTIFS([$Troops.$AA$2:.$AA$269];[.$A28];[$Troops.$AB$2:.$AB$269];[.$B$26];[$Troops.$Z$2:.$Z$269];[.J$1])/[.$M28]*[.J3]" office:value-type="float" office:value="1.78571428571429" calcext:value-type="float">
            <text:p>1.78571428571429</text:p>
          </table:table-cell>
          <table:table-cell table:formula="of:=COUNTIFS([$Troops.$AA$2:.$AA$269];[.$A28];[$Troops.$AB$2:.$AB$269];[.$B$26];[$Troops.$Z$2:.$Z$269];[.K$1])/[.$M28]*[.K3]" office:value-type="float" office:value="3.57142857142857" calcext:value-type="float">
            <text:p>3.57142857142857</text:p>
          </table:table-cell>
          <table:table-cell table:formula="of:=COUNTIFS([$Troops.$AA$2:.$AA$269];[.$A28];[$Troops.$AB$2:.$AB$269];[.$B$26];[$Troops.$Z$2:.$Z$269];[.L$1])/[.$M28]*[.L3]" office:value-type="float" office:value="0" calcext:value-type="float">
            <text:p>0</text:p>
          </table:table-cell>
          <table:table-cell table:formula="of:=COUNTIFS([$Troops.AA$2:.AA$269];[.A28];[$Troops.AB$2:.AB$269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29];[$Troops.$AB$2:.$AB$269];[.$B$26];[$Troops.$Z$2:.$Z$269];[.B$1])/[.$M29]*[.B4]" office:value-type="float" office:value="5" calcext:value-type="float">
            <text:p>5</text:p>
          </table:table-cell>
          <table:table-cell table:formula="of:=COUNTIFS([$Troops.$AA$2:.$AA$269];[.$A29];[$Troops.$AB$2:.$AB$269];[.$B$26];[$Troops.$Z$2:.$Z$269];[.C$1])/[.$M29]*[.C4]" office:value-type="float" office:value="6.5" calcext:value-type="float">
            <text:p>6.5</text:p>
          </table:table-cell>
          <table:table-cell table:formula="of:=COUNTIFS([$Troops.$AA$2:.$AA$269];[.$A29];[$Troops.$AB$2:.$AB$269];[.$B$26];[$Troops.$Z$2:.$Z$269];[.D$1])/[.$M29]*[.D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E$1])/[.$M29]*[.E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F$1])/[.$M29]*[.F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G$1])/[.$M29]*[.G4]" office:value-type="float" office:value="3" calcext:value-type="float">
            <text:p>3</text:p>
          </table:table-cell>
          <table:table-cell table:formula="of:=COUNTIFS([$Troops.$AA$2:.$AA$269];[.$A29];[$Troops.$AB$2:.$AB$269];[.$B$26];[$Troops.$Z$2:.$Z$269];[.H$1])/[.$M29]*[.H4]" office:value-type="float" office:value="0" calcext:value-type="float">
            <text:p>0</text:p>
          </table:table-cell>
          <table:table-cell table:formula="of:=COUNTIFS([$Troops.$AA$2:.$AA$269];[.$A29];[$Troops.$AB$2:.$AB$269];[.$B$26];[$Troops.$Z$2:.$Z$269];[.I$1])/[.$M29]*[.I4]" office:value-type="float" office:value="16" calcext:value-type="float">
            <text:p>16</text:p>
          </table:table-cell>
          <table:table-cell table:formula="of:=COUNTIFS([$Troops.$AA$2:.$AA$269];[.$A29];[$Troops.$AB$2:.$AB$269];[.$B$26];[$Troops.$Z$2:.$Z$269];[.J$1])/[.$M29]*[.J4]" office:value-type="float" office:value="10" calcext:value-type="float">
            <text:p>10</text:p>
          </table:table-cell>
          <table:table-cell table:formula="of:=COUNTIFS([$Troops.$AA$2:.$AA$269];[.$A29];[$Troops.$AB$2:.$AB$269];[.$B$26];[$Troops.$Z$2:.$Z$269];[.K$1])/[.$M29]*[.K4]" office:value-type="float" office:value="16" calcext:value-type="float">
            <text:p>16</text:p>
          </table:table-cell>
          <table:table-cell table:formula="of:=COUNTIFS([$Troops.$AA$2:.$AA$269];[.$A29];[$Troops.$AB$2:.$AB$269];[.$B$26];[$Troops.$Z$2:.$Z$269];[.L$1])/[.$M29]*[.L4]" office:value-type="float" office:value="5" calcext:value-type="float">
            <text:p>5</text:p>
          </table:table-cell>
          <table:table-cell table:formula="of:=COUNTIFS([$Troops.AA$2:.AA$269];[.A29];[$Troops.AB$2:.AB$269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30];[$Troops.$AB$2:.$AB$269];[.$B$26];[$Troops.$Z$2:.$Z$269];[.B$1])/[.$M30]*[.B5]" office:value-type="float" office:value="10" calcext:value-type="float">
            <text:p>10</text:p>
          </table:table-cell>
          <table:table-cell table:formula="of:=COUNTIFS([$Troops.$AA$2:.$AA$269];[.$A30];[$Troops.$AB$2:.$AB$269];[.$B$26];[$Troops.$Z$2:.$Z$269];[.C$1])/[.$M30]*[.C5]" office:value-type="float" office:value="3" calcext:value-type="float">
            <text:p>3</text:p>
          </table:table-cell>
          <table:table-cell table:formula="of:=COUNTIFS([$Troops.$AA$2:.$AA$269];[.$A30];[$Troops.$AB$2:.$AB$269];[.$B$26];[$Troops.$Z$2:.$Z$269];[.D$1])/[.$M30]*[.D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E$1])/[.$M30]*[.E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F$1])/[.$M30]*[.F5]" office:value-type="float" office:value="1.5" calcext:value-type="float">
            <text:p>1.5</text:p>
          </table:table-cell>
          <table:table-cell table:formula="of:=COUNTIFS([$Troops.$AA$2:.$AA$269];[.$A30];[$Troops.$AB$2:.$AB$269];[.$B$26];[$Troops.$Z$2:.$Z$269];[.G$1])/[.$M30]*[.G5]" office:value-type="float" office:value="9" calcext:value-type="float">
            <text:p>9</text:p>
          </table:table-cell>
          <table:table-cell table:formula="of:=COUNTIFS([$Troops.$AA$2:.$AA$269];[.$A30];[$Troops.$AB$2:.$AB$269];[.$B$26];[$Troops.$Z$2:.$Z$269];[.H$1])/[.$M30]*[.H5]" office:value-type="float" office:value="0.5" calcext:value-type="float">
            <text:p>0.5</text:p>
          </table:table-cell>
          <table:table-cell table:formula="of:=COUNTIFS([$Troops.$AA$2:.$AA$269];[.$A30];[$Troops.$AB$2:.$AB$269];[.$B$26];[$Troops.$Z$2:.$Z$269];[.I$1])/[.$M30]*[.I5]" office:value-type="float" office:value="3" calcext:value-type="float">
            <text:p>3</text:p>
          </table:table-cell>
          <table:table-cell table:formula="of:=COUNTIFS([$Troops.$AA$2:.$AA$269];[.$A30];[$Troops.$AB$2:.$AB$269];[.$B$26];[$Troops.$Z$2:.$Z$269];[.J$1])/[.$M30]*[.J5]" office:value-type="float" office:value="1" calcext:value-type="float">
            <text:p>1</text:p>
          </table:table-cell>
          <table:table-cell table:formula="of:=COUNTIFS([$Troops.$AA$2:.$AA$269];[.$A30];[$Troops.$AB$2:.$AB$269];[.$B$26];[$Troops.$Z$2:.$Z$269];[.K$1])/[.$M30]*[.K5]" office:value-type="float" office:value="0" calcext:value-type="float">
            <text:p>0</text:p>
          </table:table-cell>
          <table:table-cell table:formula="of:=COUNTIFS([$Troops.$AA$2:.$AA$269];[.$A30];[$Troops.$AB$2:.$AB$269];[.$B$26];[$Troops.$Z$2:.$Z$269];[.L$1])/[.$M30]*[.L5]" office:value-type="float" office:value="0" calcext:value-type="float">
            <text:p>0</text:p>
          </table:table-cell>
          <table:table-cell table:formula="of:=COUNTIFS([$Troops.AA$2:.AA$269];[.A30];[$Troops.AB$2:.AB$269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31];[$Troops.$AB$2:.$AB$269];[.$B$26];[$Troops.$Z$2:.$Z$269];[.B$1])/[.$M31]*[.B6]" office:value-type="float" office:value="8.88888888888889" calcext:value-type="float">
            <text:p>8.88888888888889</text:p>
          </table:table-cell>
          <table:table-cell table:formula="of:=COUNTIFS([$Troops.$AA$2:.$AA$269];[.$A31];[$Troops.$AB$2:.$AB$269];[.$B$26];[$Troops.$Z$2:.$Z$269];[.C$1])/[.$M31]*[.C6]" office:value-type="float" office:value="11.1111111111111" calcext:value-type="float">
            <text:p>11.1111111111111</text:p>
          </table:table-cell>
          <table:table-cell table:formula="of:=COUNTIFS([$Troops.$AA$2:.$AA$269];[.$A31];[$Troops.$AB$2:.$AB$269];[.$B$26];[$Troops.$Z$2:.$Z$269];[.D$1])/[.$M31]*[.D6]" office:value-type="float" office:value="0" calcext:value-type="float">
            <text:p>0</text:p>
          </table:table-cell>
          <table:table-cell table:formula="of:=COUNTIFS([$Troops.$AA$2:.$AA$269];[.$A31];[$Troops.$AB$2:.$AB$269];[.$B$26];[$Troops.$Z$2:.$Z$269];[.E$1])/[.$M31]*[.E6]" office:value-type="float" office:value="2.77777777777778" calcext:value-type="float">
            <text:p>2.77777777777778</text:p>
          </table:table-cell>
          <table:table-cell table:formula="of:=COUNTIFS([$Troops.$AA$2:.$AA$269];[.$A31];[$Troops.$AB$2:.$AB$269];[.$B$26];[$Troops.$Z$2:.$Z$269];[.F$1])/[.$M31]*[.F6]" office:value-type="float" office:value="0" calcext:value-type="float">
            <text:p>0</text:p>
          </table:table-cell>
          <table:table-cell table:formula="of:=COUNTIFS([$Troops.$AA$2:.$AA$269];[.$A31];[$Troops.$AB$2:.$AB$269];[.$B$26];[$Troops.$Z$2:.$Z$269];[.G$1])/[.$M31]*[.G6]" office:value-type="float" office:value="1.66666666666667" calcext:value-type="float">
            <text:p>1.66666666666667</text:p>
          </table:table-cell>
          <table:table-cell table:formula="of:=COUNTIFS([$Troops.$AA$2:.$AA$269];[.$A31];[$Troops.$AB$2:.$AB$269];[.$B$26];[$Troops.$Z$2:.$Z$269];[.H$1])/[.$M31]*[.H6]" office:value-type="float" office:value="8.33333333333333" calcext:value-type="float">
            <text:p>8.33333333333333</text:p>
          </table:table-cell>
          <table:table-cell table:formula="of:=COUNTIFS([$Troops.$AA$2:.$AA$269];[.$A31];[$Troops.$AB$2:.$AB$269];[.$B$26];[$Troops.$Z$2:.$Z$269];[.I$1])/[.$M31]*[.I6]" office:value-type="float" office:value="5.55555555555556" calcext:value-type="float">
            <text:p>5.55555555555556</text:p>
          </table:table-cell>
          <table:table-cell table:formula="of:=COUNTIFS([$Troops.$AA$2:.$AA$269];[.$A31];[$Troops.$AB$2:.$AB$269];[.$B$26];[$Troops.$Z$2:.$Z$269];[.J$1])/[.$M31]*[.J6]" office:value-type="float" office:value="3.33333333333333" calcext:value-type="float">
            <text:p>3.33333333333333</text:p>
          </table:table-cell>
          <table:table-cell table:formula="of:=COUNTIFS([$Troops.$AA$2:.$AA$269];[.$A31];[$Troops.$AB$2:.$AB$269];[.$B$26];[$Troops.$Z$2:.$Z$269];[.K$1])/[.$M31]*[.K6]" office:value-type="float" office:value="1.66666666666667" calcext:value-type="float">
            <text:p>1.66666666666667</text:p>
          </table:table-cell>
          <table:table-cell table:formula="of:=COUNTIFS([$Troops.$AA$2:.$AA$269];[.$A31];[$Troops.$AB$2:.$AB$269];[.$B$26];[$Troops.$Z$2:.$Z$269];[.L$1])/[.$M31]*[.L6]" office:value-type="float" office:value="0" calcext:value-type="float">
            <text:p>0</text:p>
          </table:table-cell>
          <table:table-cell table:formula="of:=COUNTIFS([$Troops.AA$2:.AA$269];[.A31];[$Troops.AB$2:.AB$269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32];[$Troops.$AB$2:.$AB$269];[.$B$26];[$Troops.$Z$2:.$Z$269];[.B$1])/[.$M32]*[.B7]" office:value-type="float" office:value="6.66666666666667" calcext:value-type="float">
            <text:p>6.66666666666667</text:p>
          </table:table-cell>
          <table:table-cell table:formula="of:=COUNTIFS([$Troops.$AA$2:.$AA$269];[.$A32];[$Troops.$AB$2:.$AB$269];[.$B$26];[$Troops.$Z$2:.$Z$269];[.C$1])/[.$M32]*[.C7]" office:value-type="float" office:value="0.833333333333333" calcext:value-type="float">
            <text:p>0.833333333333333</text:p>
          </table:table-cell>
          <table:table-cell table:formula="of:=COUNTIFS([$Troops.$AA$2:.$AA$269];[.$A32];[$Troops.$AB$2:.$AB$269];[.$B$26];[$Troops.$Z$2:.$Z$269];[.D$1])/[.$M32]*[.D7]" office:value-type="float" office:value="0.833333333333333" calcext:value-type="float">
            <text:p>0.833333333333333</text:p>
          </table:table-cell>
          <table:table-cell table:formula="of:=COUNTIFS([$Troops.$AA$2:.$AA$269];[.$A32];[$Troops.$AB$2:.$AB$269];[.$B$26];[$Troops.$Z$2:.$Z$269];[.E$1])/[.$M32]*[.E7]" office:value-type="float" office:value="16.6666666666667" calcext:value-type="float">
            <text:p>16.6666666666667</text:p>
          </table:table-cell>
          <table:table-cell table:formula="of:=COUNTIFS([$Troops.$AA$2:.$AA$269];[.$A32];[$Troops.$AB$2:.$AB$269];[.$B$26];[$Troops.$Z$2:.$Z$269];[.F$1])/[.$M32]*[.F7]" office:value-type="float" office:value="1.66666666666667" calcext:value-type="float">
            <text:p>1.66666666666667</text:p>
          </table:table-cell>
          <table:table-cell table:formula="of:=COUNTIFS([$Troops.$AA$2:.$AA$269];[.$A32];[$Troops.$AB$2:.$AB$269];[.$B$26];[$Troops.$Z$2:.$Z$269];[.G$1])/[.$M32]*[.G7]" office:value-type="float" office:value="3.33333333333333" calcext:value-type="float">
            <text:p>3.33333333333333</text:p>
          </table:table-cell>
          <table:table-cell table:formula="of:=COUNTIFS([$Troops.$AA$2:.$AA$269];[.$A32];[$Troops.$AB$2:.$AB$269];[.$B$26];[$Troops.$Z$2:.$Z$269];[.H$1])/[.$M32]*[.H7]" office:value-type="float" office:value="0.416666666666667" calcext:value-type="float">
            <text:p>0.416666666666667</text:p>
          </table:table-cell>
          <table:table-cell table:formula="of:=COUNTIFS([$Troops.$AA$2:.$AA$269];[.$A32];[$Troops.$AB$2:.$AB$269];[.$B$26];[$Troops.$Z$2:.$Z$269];[.I$1])/[.$M32]*[.I7]" office:value-type="float" office:value="7.5" calcext:value-type="float">
            <text:p>7.5</text:p>
          </table:table-cell>
          <table:table-cell table:formula="of:=COUNTIFS([$Troops.$AA$2:.$AA$269];[.$A32];[$Troops.$AB$2:.$AB$269];[.$B$26];[$Troops.$Z$2:.$Z$269];[.J$1])/[.$M32]*[.J7]" office:value-type="float" office:value="2.5" calcext:value-type="float">
            <text:p>2.5</text:p>
          </table:table-cell>
          <table:table-cell table:formula="of:=COUNTIFS([$Troops.$AA$2:.$AA$269];[.$A32];[$Troops.$AB$2:.$AB$269];[.$B$26];[$Troops.$Z$2:.$Z$269];[.K$1])/[.$M32]*[.K7]" office:value-type="float" office:value="2.08333333333333" calcext:value-type="float">
            <text:p>2.08333333333333</text:p>
          </table:table-cell>
          <table:table-cell table:formula="of:=COUNTIFS([$Troops.$AA$2:.$AA$269];[.$A32];[$Troops.$AB$2:.$AB$269];[.$B$26];[$Troops.$Z$2:.$Z$269];[.L$1])/[.$M32]*[.L7]" office:value-type="float" office:value="8.33333333333333" calcext:value-type="float">
            <text:p>8.33333333333333</text:p>
          </table:table-cell>
          <table:table-cell table:formula="of:=COUNTIFS([$Troops.AA$2:.AA$269];[.A32];[$Troops.AB$2:.AB$269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35];[$Troops.$AB$2:.$AB$269];[.$B$34];[$Troops.$Z$2:.$Z$269];[.B$1])/[.$M35]*[.B2]" office:value-type="float" office:value="16.6666666666667" calcext:value-type="float">
            <text:p>16.6666666666667</text:p>
          </table:table-cell>
          <table:table-cell table:formula="of:=COUNTIFS([$Troops.$AA$2:.$AA$269];[.$A35];[$Troops.$AB$2:.$AB$269];[.$B$34];[$Troops.$Z$2:.$Z$269];[.C$1])/[.$M35]*[.C2]" office:value-type="float" office:value="4.16666666666667" calcext:value-type="float">
            <text:p>4.16666666666667</text:p>
          </table:table-cell>
          <table:table-cell table:formula="of:=COUNTIFS([$Troops.$AA$2:.$AA$269];[.$A35];[$Troops.$AB$2:.$AB$269];[.$B$34];[$Troops.$Z$2:.$Z$269];[.D$1])/[.$M35]*[.D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E$1])/[.$M35]*[.E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F$1])/[.$M35]*[.F2]" office:value-type="float" office:value="1.66666666666667" calcext:value-type="float">
            <text:p>1.66666666666667</text:p>
          </table:table-cell>
          <table:table-cell table:formula="of:=COUNTIFS([$Troops.$AA$2:.$AA$269];[.$A35];[$Troops.$AB$2:.$AB$269];[.$B$34];[$Troops.$Z$2:.$Z$269];[.G$1])/[.$M35]*[.G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H$1])/[.$M35]*[.H2]" office:value-type="float" office:value="5" calcext:value-type="float">
            <text:p>5</text:p>
          </table:table-cell>
          <table:table-cell table:formula="of:=COUNTIFS([$Troops.$AA$2:.$AA$269];[.$A35];[$Troops.$AB$2:.$AB$269];[.$B$34];[$Troops.$Z$2:.$Z$269];[.I$1])/[.$M35]*[.I2]" office:value-type="float" office:value="11.6666666666667" calcext:value-type="float">
            <text:p>11.6666666666667</text:p>
          </table:table-cell>
          <table:table-cell table:formula="of:=COUNTIFS([$Troops.$AA$2:.$AA$269];[.$A35];[$Troops.$AB$2:.$AB$269];[.$B$34];[$Troops.$Z$2:.$Z$269];[.J$1])/[.$M35]*[.J2]" office:value-type="float" office:value="2.5" calcext:value-type="float">
            <text:p>2.5</text:p>
          </table:table-cell>
          <table:table-cell table:formula="of:=COUNTIFS([$Troops.$AA$2:.$AA$269];[.$A35];[$Troops.$AB$2:.$AB$269];[.$B$34];[$Troops.$Z$2:.$Z$269];[.K$1])/[.$M35]*[.K2]" office:value-type="float" office:value="0" calcext:value-type="float">
            <text:p>0</text:p>
          </table:table-cell>
          <table:table-cell table:formula="of:=COUNTIFS([$Troops.$AA$2:.$AA$269];[.$A35];[$Troops.$AB$2:.$AB$269];[.$B$34];[$Troops.$Z$2:.$Z$269];[.L$1])/[.$M35]*[.L2]" office:value-type="float" office:value="0" calcext:value-type="float">
            <text:p>0</text:p>
          </table:table-cell>
          <table:table-cell table:formula="of:=COUNTIFS([$Troops.AA$2:.AA$269];[.A35];[$Troops.AB$2:.AB$269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36];[$Troops.$AB$2:.$AB$269];[.$B$34];[$Troops.$Z$2:.$Z$269];[.B$1])/[.$M36]*[.B3]" office:value-type="float" office:value="15" calcext:value-type="float">
            <text:p>15</text:p>
          </table:table-cell>
          <table:table-cell table:formula="of:=COUNTIFS([$Troops.$AA$2:.$AA$269];[.$A36];[$Troops.$AB$2:.$AB$269];[.$B$34];[$Troops.$Z$2:.$Z$269];[.C$1])/[.$M36]*[.C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D$1])/[.$M36]*[.D3]" office:value-type="float" office:value="0.5" calcext:value-type="float">
            <text:p>0.5</text:p>
          </table:table-cell>
          <table:table-cell table:formula="of:=COUNTIFS([$Troops.$AA$2:.$AA$269];[.$A36];[$Troops.$AB$2:.$AB$269];[.$B$34];[$Troops.$Z$2:.$Z$269];[.E$1])/[.$M36]*[.E3]" office:value-type="float" office:value="3" calcext:value-type="float">
            <text:p>3</text:p>
          </table:table-cell>
          <table:table-cell table:formula="of:=COUNTIFS([$Troops.$AA$2:.$AA$269];[.$A36];[$Troops.$AB$2:.$AB$269];[.$B$34];[$Troops.$Z$2:.$Z$269];[.F$1])/[.$M36]*[.F3]" office:value-type="float" office:value="2.5" calcext:value-type="float">
            <text:p>2.5</text:p>
          </table:table-cell>
          <table:table-cell table:formula="of:=COUNTIFS([$Troops.$AA$2:.$AA$269];[.$A36];[$Troops.$AB$2:.$AB$269];[.$B$34];[$Troops.$Z$2:.$Z$269];[.G$1])/[.$M36]*[.G3]" office:value-type="float" office:value="9" calcext:value-type="float">
            <text:p>9</text:p>
          </table:table-cell>
          <table:table-cell table:formula="of:=COUNTIFS([$Troops.$AA$2:.$AA$269];[.$A36];[$Troops.$AB$2:.$AB$269];[.$B$34];[$Troops.$Z$2:.$Z$269];[.H$1])/[.$M36]*[.H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I$1])/[.$M36]*[.I3]" office:value-type="float" office:value="0" calcext:value-type="float">
            <text:p>0</text:p>
          </table:table-cell>
          <table:table-cell table:formula="of:=COUNTIFS([$Troops.$AA$2:.$AA$269];[.$A36];[$Troops.$AB$2:.$AB$269];[.$B$34];[$Troops.$Z$2:.$Z$269];[.J$1])/[.$M36]*[.J3]" office:value-type="float" office:value="2.5" calcext:value-type="float">
            <text:p>2.5</text:p>
          </table:table-cell>
          <table:table-cell table:formula="of:=COUNTIFS([$Troops.$AA$2:.$AA$269];[.$A36];[$Troops.$AB$2:.$AB$269];[.$B$34];[$Troops.$Z$2:.$Z$269];[.K$1])/[.$M36]*[.K3]" office:value-type="float" office:value="7.5" calcext:value-type="float">
            <text:p>7.5</text:p>
          </table:table-cell>
          <table:table-cell table:formula="of:=COUNTIFS([$Troops.$AA$2:.$AA$269];[.$A36];[$Troops.$AB$2:.$AB$269];[.$B$34];[$Troops.$Z$2:.$Z$269];[.L$1])/[.$M36]*[.L3]" office:value-type="float" office:value="0" calcext:value-type="float">
            <text:p>0</text:p>
          </table:table-cell>
          <table:table-cell table:formula="of:=COUNTIFS([$Troops.AA$2:.AA$269];[.A36];[$Troops.AB$2:.AB$269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37];[$Troops.$AB$2:.$AB$269];[.$B$34];[$Troops.$Z$2:.$Z$269];[.B$1])/[.$M37]*[.B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C$1])/[.$M37]*[.C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D$1])/[.$M37]*[.D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E$1])/[.$M37]*[.E4]" office:value-type="float" office:value="3.57142857142857" calcext:value-type="float">
            <text:p>3.57142857142857</text:p>
          </table:table-cell>
          <table:table-cell table:formula="of:=COUNTIFS([$Troops.$AA$2:.$AA$269];[.$A37];[$Troops.$AB$2:.$AB$269];[.$B$34];[$Troops.$Z$2:.$Z$269];[.F$1])/[.$M37]*[.F4]" office:value-type="float" office:value="2.85714285714286" calcext:value-type="float">
            <text:p>2.85714285714286</text:p>
          </table:table-cell>
          <table:table-cell table:formula="of:=COUNTIFS([$Troops.$AA$2:.$AA$269];[.$A37];[$Troops.$AB$2:.$AB$269];[.$B$34];[$Troops.$Z$2:.$Z$269];[.G$1])/[.$M37]*[.G4]" office:value-type="float" office:value="4.28571428571429" calcext:value-type="float">
            <text:p>4.28571428571429</text:p>
          </table:table-cell>
          <table:table-cell table:formula="of:=COUNTIFS([$Troops.$AA$2:.$AA$269];[.$A37];[$Troops.$AB$2:.$AB$269];[.$B$34];[$Troops.$Z$2:.$Z$269];[.H$1])/[.$M37]*[.H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I$1])/[.$M37]*[.I4]" office:value-type="float" office:value="0" calcext:value-type="float">
            <text:p>0</text:p>
          </table:table-cell>
          <table:table-cell table:formula="of:=COUNTIFS([$Troops.$AA$2:.$AA$269];[.$A37];[$Troops.$AB$2:.$AB$269];[.$B$34];[$Troops.$Z$2:.$Z$269];[.J$1])/[.$M37]*[.J4]" office:value-type="float" office:value="14.2857142857143" calcext:value-type="float">
            <text:p>14.2857142857143</text:p>
          </table:table-cell>
          <table:table-cell table:formula="of:=COUNTIFS([$Troops.$AA$2:.$AA$269];[.$A37];[$Troops.$AB$2:.$AB$269];[.$B$34];[$Troops.$Z$2:.$Z$269];[.K$1])/[.$M37]*[.K4]" office:value-type="float" office:value="22.8571428571429" calcext:value-type="float">
            <text:p>22.8571428571429</text:p>
          </table:table-cell>
          <table:table-cell table:formula="of:=COUNTIFS([$Troops.$AA$2:.$AA$269];[.$A37];[$Troops.$AB$2:.$AB$269];[.$B$34];[$Troops.$Z$2:.$Z$269];[.L$1])/[.$M37]*[.L4]" office:value-type="float" office:value="0" calcext:value-type="float">
            <text:p>0</text:p>
          </table:table-cell>
          <table:table-cell table:formula="of:=COUNTIFS([$Troops.AA$2:.AA$269];[.A37];[$Troops.AB$2:.AB$269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38];[$Troops.$AB$2:.$AB$269];[.$B$34];[$Troops.$Z$2:.$Z$269];[.B$1])/[.$M38]*[.B5]" office:value-type="float" office:value="12.5" calcext:value-type="float">
            <text:p>12.5</text:p>
          </table:table-cell>
          <table:table-cell table:formula="of:=COUNTIFS([$Troops.$AA$2:.$AA$269];[.$A38];[$Troops.$AB$2:.$AB$269];[.$B$34];[$Troops.$Z$2:.$Z$269];[.C$1])/[.$M38]*[.C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D$1])/[.$M38]*[.D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E$1])/[.$M38]*[.E5]" office:value-type="float" office:value="11.25" calcext:value-type="float">
            <text:p>11.25</text:p>
          </table:table-cell>
          <table:table-cell table:formula="of:=COUNTIFS([$Troops.$AA$2:.$AA$269];[.$A38];[$Troops.$AB$2:.$AB$269];[.$B$34];[$Troops.$Z$2:.$Z$269];[.F$1])/[.$M38]*[.F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G$1])/[.$M38]*[.G5]" office:value-type="float" office:value="11.25" calcext:value-type="float">
            <text:p>11.25</text:p>
          </table:table-cell>
          <table:table-cell table:formula="of:=COUNTIFS([$Troops.$AA$2:.$AA$269];[.$A38];[$Troops.$AB$2:.$AB$269];[.$B$34];[$Troops.$Z$2:.$Z$269];[.H$1])/[.$M38]*[.H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I$1])/[.$M38]*[.I5]" office:value-type="float" office:value="2.5" calcext:value-type="float">
            <text:p>2.5</text:p>
          </table:table-cell>
          <table:table-cell table:formula="of:=COUNTIFS([$Troops.$AA$2:.$AA$269];[.$A38];[$Troops.$AB$2:.$AB$269];[.$B$34];[$Troops.$Z$2:.$Z$269];[.J$1])/[.$M38]*[.J5]" office:value-type="float" office:value="0" calcext:value-type="float">
            <text:p>0</text:p>
          </table:table-cell>
          <table:table-cell table:formula="of:=COUNTIFS([$Troops.$AA$2:.$AA$269];[.$A38];[$Troops.$AB$2:.$AB$269];[.$B$34];[$Troops.$Z$2:.$Z$269];[.K$1])/[.$M38]*[.K5]" office:value-type="float" office:value="0.625" calcext:value-type="float">
            <text:p>0.625</text:p>
          </table:table-cell>
          <table:table-cell table:formula="of:=COUNTIFS([$Troops.$AA$2:.$AA$269];[.$A38];[$Troops.$AB$2:.$AB$269];[.$B$34];[$Troops.$Z$2:.$Z$269];[.L$1])/[.$M38]*[.L5]" office:value-type="float" office:value="0" calcext:value-type="float">
            <text:p>0</text:p>
          </table:table-cell>
          <table:table-cell table:formula="of:=COUNTIFS([$Troops.AA$2:.AA$269];[.A38];[$Troops.AB$2:.AB$269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39];[$Troops.$AB$2:.$AB$269];[.$B$34];[$Troops.$Z$2:.$Z$269];[.B$1])/[.$M39]*[.B6]" office:value-type="float" office:value="8.88888888888889" calcext:value-type="float">
            <text:p>8.88888888888889</text:p>
          </table:table-cell>
          <table:table-cell table:formula="of:=COUNTIFS([$Troops.$AA$2:.$AA$269];[.$A39];[$Troops.$AB$2:.$AB$269];[.$B$34];[$Troops.$Z$2:.$Z$269];[.C$1])/[.$M39]*[.C6]" office:value-type="float" office:value="11.1111111111111" calcext:value-type="float">
            <text:p>11.1111111111111</text:p>
          </table:table-cell>
          <table:table-cell table:formula="of:=COUNTIFS([$Troops.$AA$2:.$AA$269];[.$A39];[$Troops.$AB$2:.$AB$269];[.$B$34];[$Troops.$Z$2:.$Z$269];[.D$1])/[.$M39]*[.D6]" office:value-type="float" office:value="4.44444444444444" calcext:value-type="float">
            <text:p>4.44444444444444</text:p>
          </table:table-cell>
          <table:table-cell table:formula="of:=COUNTIFS([$Troops.$AA$2:.$AA$269];[.$A39];[$Troops.$AB$2:.$AB$269];[.$B$34];[$Troops.$Z$2:.$Z$269];[.E$1])/[.$M39]*[.E6]" office:value-type="float" office:value="0" calcext:value-type="float">
            <text:p>0</text:p>
          </table:table-cell>
          <table:table-cell table:formula="of:=COUNTIFS([$Troops.$AA$2:.$AA$269];[.$A39];[$Troops.$AB$2:.$AB$269];[.$B$34];[$Troops.$Z$2:.$Z$269];[.F$1])/[.$M39]*[.F6]" office:value-type="float" office:value="0" calcext:value-type="float">
            <text:p>0</text:p>
          </table:table-cell>
          <table:table-cell table:formula="of:=COUNTIFS([$Troops.$AA$2:.$AA$269];[.$A39];[$Troops.$AB$2:.$AB$269];[.$B$34];[$Troops.$Z$2:.$Z$269];[.G$1])/[.$M39]*[.G6]" office:value-type="float" office:value="1.66666666666667" calcext:value-type="float">
            <text:p>1.66666666666667</text:p>
          </table:table-cell>
          <table:table-cell table:formula="of:=COUNTIFS([$Troops.$AA$2:.$AA$269];[.$A39];[$Troops.$AB$2:.$AB$269];[.$B$34];[$Troops.$Z$2:.$Z$269];[.H$1])/[.$M39]*[.H6]" office:value-type="float" office:value="8.33333333333333" calcext:value-type="float">
            <text:p>8.33333333333333</text:p>
          </table:table-cell>
          <table:table-cell table:formula="of:=COUNTIFS([$Troops.$AA$2:.$AA$269];[.$A39];[$Troops.$AB$2:.$AB$269];[.$B$34];[$Troops.$Z$2:.$Z$269];[.I$1])/[.$M39]*[.I6]" office:value-type="float" office:value="5.55555555555556" calcext:value-type="float">
            <text:p>5.55555555555556</text:p>
          </table:table-cell>
          <table:table-cell table:formula="of:=COUNTIFS([$Troops.$AA$2:.$AA$269];[.$A39];[$Troops.$AB$2:.$AB$269];[.$B$34];[$Troops.$Z$2:.$Z$269];[.J$1])/[.$M39]*[.J6]" office:value-type="float" office:value="3.33333333333333" calcext:value-type="float">
            <text:p>3.33333333333333</text:p>
          </table:table-cell>
          <table:table-cell table:formula="of:=COUNTIFS([$Troops.$AA$2:.$AA$269];[.$A39];[$Troops.$AB$2:.$AB$269];[.$B$34];[$Troops.$Z$2:.$Z$269];[.K$1])/[.$M39]*[.K6]" office:value-type="float" office:value="1.66666666666667" calcext:value-type="float">
            <text:p>1.66666666666667</text:p>
          </table:table-cell>
          <table:table-cell table:formula="of:=COUNTIFS([$Troops.$AA$2:.$AA$269];[.$A39];[$Troops.$AB$2:.$AB$269];[.$B$34];[$Troops.$Z$2:.$Z$269];[.L$1])/[.$M39]*[.L6]" office:value-type="float" office:value="0" calcext:value-type="float">
            <text:p>0</text:p>
          </table:table-cell>
          <table:table-cell table:formula="of:=COUNTIFS([$Troops.AA$2:.AA$269];[.A39];[$Troops.AB$2:.AB$269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40];[$Troops.$AB$2:.$AB$269];[.$B$34];[$Troops.$Z$2:.$Z$269];[.B$1])/[.$M40]*[.B7]" office:value-type="float" office:value="26.6666666666667" calcext:value-type="float">
            <text:p>26.6666666666667</text:p>
          </table:table-cell>
          <table:table-cell table:formula="of:=COUNTIFS([$Troops.$AA$2:.$AA$269];[.$A40];[$Troops.$AB$2:.$AB$269];[.$B$34];[$Troops.$Z$2:.$Z$269];[.C$1])/[.$M40]*[.C7]" office:value-type="float" office:value="1.66666666666667" calcext:value-type="float">
            <text:p>1.66666666666667</text:p>
          </table:table-cell>
          <table:table-cell table:formula="of:=COUNTIFS([$Troops.$AA$2:.$AA$269];[.$A40];[$Troops.$AB$2:.$AB$269];[.$B$34];[$Troops.$Z$2:.$Z$269];[.D$1])/[.$M40]*[.D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E$1])/[.$M40]*[.E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F$1])/[.$M40]*[.F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G$1])/[.$M40]*[.G7]" office:value-type="float" office:value="6.66666666666667" calcext:value-type="float">
            <text:p>6.66666666666667</text:p>
          </table:table-cell>
          <table:table-cell table:formula="of:=COUNTIFS([$Troops.$AA$2:.$AA$269];[.$A40];[$Troops.$AB$2:.$AB$269];[.$B$34];[$Troops.$Z$2:.$Z$269];[.H$1])/[.$M40]*[.H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I$1])/[.$M40]*[.I7]" office:value-type="float" office:value="15" calcext:value-type="float">
            <text:p>15</text:p>
          </table:table-cell>
          <table:table-cell table:formula="of:=COUNTIFS([$Troops.$AA$2:.$AA$269];[.$A40];[$Troops.$AB$2:.$AB$269];[.$B$34];[$Troops.$Z$2:.$Z$269];[.J$1])/[.$M40]*[.J7]" office:value-type="float" office:value="0" calcext:value-type="float">
            <text:p>0</text:p>
          </table:table-cell>
          <table:table-cell table:formula="of:=COUNTIFS([$Troops.$AA$2:.$AA$269];[.$A40];[$Troops.$AB$2:.$AB$269];[.$B$34];[$Troops.$Z$2:.$Z$269];[.K$1])/[.$M40]*[.K7]" office:value-type="float" office:value="4.16666666666667" calcext:value-type="float">
            <text:p>4.16666666666667</text:p>
          </table:table-cell>
          <table:table-cell table:formula="of:=COUNTIFS([$Troops.$AA$2:.$AA$269];[.$A40];[$Troops.$AB$2:.$AB$269];[.$B$34];[$Troops.$Z$2:.$Z$269];[.L$1])/[.$M40]*[.L7]" office:value-type="float" office:value="0" calcext:value-type="float">
            <text:p>0</text:p>
          </table:table-cell>
          <table:table-cell table:formula="of:=COUNTIFS([$Troops.AA$2:.AA$269];[.A40];[$Troops.AB$2:.AB$269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9];[.$A43];[$Troops.$AB$2:.$AB$269];[.$B$42];[$Troops.$Z$2:.$Z$269];[.B$1])/[.$M43]*[.B2]" office:value-type="float" office:value="50" calcext:value-type="float">
            <text:p>50</text:p>
          </table:table-cell>
          <table:table-cell table:formula="of:=COUNTIFS([$Troops.$AA$2:.$AA$269];[.$A43];[$Troops.$AB$2:.$AB$269];[.$B$42];[$Troops.$Z$2:.$Z$269];[.C$1])/[.$M43]*[.C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D$1])/[.$M43]*[.D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E$1])/[.$M43]*[.E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F$1])/[.$M43]*[.F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G$1])/[.$M43]*[.G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H$1])/[.$M43]*[.H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I$1])/[.$M43]*[.I2]" office:value-type="float" office:value="35" calcext:value-type="float">
            <text:p>35</text:p>
          </table:table-cell>
          <table:table-cell table:formula="of:=COUNTIFS([$Troops.$AA$2:.$AA$269];[.$A43];[$Troops.$AB$2:.$AB$269];[.$B$42];[$Troops.$Z$2:.$Z$269];[.J$1])/[.$M43]*[.J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K$1])/[.$M43]*[.K2]" office:value-type="float" office:value="0" calcext:value-type="float">
            <text:p>0</text:p>
          </table:table-cell>
          <table:table-cell table:formula="of:=COUNTIFS([$Troops.$AA$2:.$AA$269];[.$A43];[$Troops.$AB$2:.$AB$269];[.$B$42];[$Troops.$Z$2:.$Z$269];[.L$1])/[.$M43]*[.L2]" office:value-type="float" office:value="0" calcext:value-type="float">
            <text:p>0</text:p>
          </table:table-cell>
          <table:table-cell table:formula="of:=COUNTIFS([$Troops.AA$2:.AA$269];[.A43];[$Troops.AB$2:.AB$269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9];[.$A44];[$Troops.$AB$2:.$AB$269];[.$B$42];[$Troops.$Z$2:.$Z$269];[.B$1])/[.$M44]*[.B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C$1])/[.$M44]*[.C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D$1])/[.$M44]*[.D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E$1])/[.$M44]*[.E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F$1])/[.$M44]*[.F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G$1])/[.$M44]*[.G3]" office:value-type="float" office:value="12.8571428571429" calcext:value-type="float">
            <text:p>12.8571428571429</text:p>
          </table:table-cell>
          <table:table-cell table:formula="of:=COUNTIFS([$Troops.$AA$2:.$AA$269];[.$A44];[$Troops.$AB$2:.$AB$269];[.$B$42];[$Troops.$Z$2:.$Z$269];[.H$1])/[.$M44]*[.H3]" office:value-type="float" office:value="0" calcext:value-type="float">
            <text:p>0</text:p>
          </table:table-cell>
          <table:table-cell table:formula="of:=COUNTIFS([$Troops.$AA$2:.$AA$269];[.$A44];[$Troops.$AB$2:.$AB$269];[.$B$42];[$Troops.$Z$2:.$Z$269];[.I$1])/[.$M44]*[.I3]" office:value-type="float" office:value="28.5714285714286" calcext:value-type="float">
            <text:p>28.5714285714286</text:p>
          </table:table-cell>
          <table:table-cell table:formula="of:=COUNTIFS([$Troops.$AA$2:.$AA$269];[.$A44];[$Troops.$AB$2:.$AB$269];[.$B$42];[$Troops.$Z$2:.$Z$269];[.J$1])/[.$M44]*[.J3]" office:value-type="float" office:value="3.57142857142857" calcext:value-type="float">
            <text:p>3.57142857142857</text:p>
          </table:table-cell>
          <table:table-cell table:formula="of:=COUNTIFS([$Troops.$AA$2:.$AA$269];[.$A44];[$Troops.$AB$2:.$AB$269];[.$B$42];[$Troops.$Z$2:.$Z$269];[.K$1])/[.$M44]*[.K3]" office:value-type="float" office:value="7.14285714285714" calcext:value-type="float">
            <text:p>7.14285714285714</text:p>
          </table:table-cell>
          <table:table-cell table:formula="of:=COUNTIFS([$Troops.$AA$2:.$AA$269];[.$A44];[$Troops.$AB$2:.$AB$269];[.$B$42];[$Troops.$Z$2:.$Z$269];[.L$1])/[.$M44]*[.L3]" office:value-type="float" office:value="4.28571428571429" calcext:value-type="float">
            <text:p>4.28571428571429</text:p>
          </table:table-cell>
          <table:table-cell table:formula="of:=COUNTIFS([$Troops.AA$2:.AA$269];[.A44];[$Troops.AB$2:.AB$269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9];[.$A45];[$Troops.$AB$2:.$AB$269];[.$B$42];[$Troops.$Z$2:.$Z$269];[.B$1])/[.$M45]*[.B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C$1])/[.$M45]*[.C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D$1])/[.$M45]*[.D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E$1])/[.$M45]*[.E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F$1])/[.$M45]*[.F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G$1])/[.$M45]*[.G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H$1])/[.$M45]*[.H4]" office:value-type="float" office:value="0" calcext:value-type="float">
            <text:p>0</text:p>
          </table:table-cell>
          <table:table-cell table:formula="of:=COUNTIFS([$Troops.$AA$2:.$AA$269];[.$A45];[$Troops.$AB$2:.$AB$269];[.$B$42];[$Troops.$Z$2:.$Z$269];[.I$1])/[.$M45]*[.I4]" office:value-type="float" office:value="48" calcext:value-type="float">
            <text:p>48</text:p>
          </table:table-cell>
          <table:table-cell table:formula="of:=COUNTIFS([$Troops.$AA$2:.$AA$269];[.$A45];[$Troops.$AB$2:.$AB$269];[.$B$42];[$Troops.$Z$2:.$Z$269];[.J$1])/[.$M45]*[.J4]" office:value-type="float" office:value="20" calcext:value-type="float">
            <text:p>20</text:p>
          </table:table-cell>
          <table:table-cell table:formula="of:=COUNTIFS([$Troops.$AA$2:.$AA$269];[.$A45];[$Troops.$AB$2:.$AB$269];[.$B$42];[$Troops.$Z$2:.$Z$269];[.K$1])/[.$M45]*[.K4]" office:value-type="float" office:value="16" calcext:value-type="float">
            <text:p>16</text:p>
          </table:table-cell>
          <table:table-cell table:formula="of:=COUNTIFS([$Troops.$AA$2:.$AA$269];[.$A45];[$Troops.$AB$2:.$AB$269];[.$B$42];[$Troops.$Z$2:.$Z$269];[.L$1])/[.$M45]*[.L4]" office:value-type="float" office:value="0" calcext:value-type="float">
            <text:p>0</text:p>
          </table:table-cell>
          <table:table-cell table:formula="of:=COUNTIFS([$Troops.AA$2:.AA$269];[.A45];[$Troops.AB$2:.AB$269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9];[.$A46];[$Troops.$AB$2:.$AB$269];[.$B$42];[$Troops.$Z$2:.$Z$269];[.B$1])/[.$M46]*[.B5]" office:value-type="float" office:value="33.3333333333333" calcext:value-type="float">
            <text:p>33.3333333333333</text:p>
          </table:table-cell>
          <table:table-cell table:formula="of:=COUNTIFS([$Troops.$AA$2:.$AA$269];[.$A46];[$Troops.$AB$2:.$AB$269];[.$B$42];[$Troops.$Z$2:.$Z$269];[.C$1])/[.$M46]*[.C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D$1])/[.$M46]*[.D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E$1])/[.$M46]*[.E5]" office:value-type="float" office:value="15" calcext:value-type="float">
            <text:p>15</text:p>
          </table:table-cell>
          <table:table-cell table:formula="of:=COUNTIFS([$Troops.$AA$2:.$AA$269];[.$A46];[$Troops.$AB$2:.$AB$269];[.$B$42];[$Troops.$Z$2:.$Z$269];[.F$1])/[.$M46]*[.F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G$1])/[.$M46]*[.G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H$1])/[.$M46]*[.H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I$1])/[.$M46]*[.I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J$1])/[.$M46]*[.J5]" office:value-type="float" office:value="3.33333333333333" calcext:value-type="float">
            <text:p>3.33333333333333</text:p>
          </table:table-cell>
          <table:table-cell table:formula="of:=COUNTIFS([$Troops.$AA$2:.$AA$269];[.$A46];[$Troops.$AB$2:.$AB$269];[.$B$42];[$Troops.$Z$2:.$Z$269];[.K$1])/[.$M46]*[.K5]" office:value-type="float" office:value="0" calcext:value-type="float">
            <text:p>0</text:p>
          </table:table-cell>
          <table:table-cell table:formula="of:=COUNTIFS([$Troops.$AA$2:.$AA$269];[.$A46];[$Troops.$AB$2:.$AB$269];[.$B$42];[$Troops.$Z$2:.$Z$269];[.L$1])/[.$M46]*[.L5]" office:value-type="float" office:value="0" calcext:value-type="float">
            <text:p>0</text:p>
          </table:table-cell>
          <table:table-cell table:formula="of:=COUNTIFS([$Troops.AA$2:.AA$269];[.A46];[$Troops.AB$2:.AB$269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9];[.$A47];[$Troops.$AB$2:.$AB$269];[.$B$42];[$Troops.$Z$2:.$Z$269];[.B$1])/[.$M47]*[.B6]" office:value-type="float" office:value="22.8571428571429" calcext:value-type="float">
            <text:p>22.8571428571429</text:p>
          </table:table-cell>
          <table:table-cell table:formula="of:=COUNTIFS([$Troops.$AA$2:.$AA$269];[.$A47];[$Troops.$AB$2:.$AB$269];[.$B$42];[$Troops.$Z$2:.$Z$269];[.C$1])/[.$M47]*[.C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D$1])/[.$M47]*[.D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E$1])/[.$M47]*[.E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F$1])/[.$M47]*[.F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G$1])/[.$M47]*[.G6]" office:value-type="float" office:value="0" calcext:value-type="float">
            <text:p>0</text:p>
          </table:table-cell>
          <table:table-cell table:formula="of:=COUNTIFS([$Troops.$AA$2:.$AA$269];[.$A47];[$Troops.$AB$2:.$AB$269];[.$B$42];[$Troops.$Z$2:.$Z$269];[.H$1])/[.$M47]*[.H6]" office:value-type="float" office:value="10.7142857142857" calcext:value-type="float">
            <text:p>10.7142857142857</text:p>
          </table:table-cell>
          <table:table-cell table:formula="of:=COUNTIFS([$Troops.$AA$2:.$AA$269];[.$A47];[$Troops.$AB$2:.$AB$269];[.$B$42];[$Troops.$Z$2:.$Z$269];[.I$1])/[.$M47]*[.I6]" office:value-type="float" office:value="7.14285714285714" calcext:value-type="float">
            <text:p>7.14285714285714</text:p>
          </table:table-cell>
          <table:table-cell table:formula="of:=COUNTIFS([$Troops.$AA$2:.$AA$269];[.$A47];[$Troops.$AB$2:.$AB$269];[.$B$42];[$Troops.$Z$2:.$Z$269];[.J$1])/[.$M47]*[.J6]" office:value-type="float" office:value="4.28571428571429" calcext:value-type="float">
            <text:p>4.28571428571429</text:p>
          </table:table-cell>
          <table:table-cell table:formula="of:=COUNTIFS([$Troops.$AA$2:.$AA$269];[.$A47];[$Troops.$AB$2:.$AB$269];[.$B$42];[$Troops.$Z$2:.$Z$269];[.K$1])/[.$M47]*[.K6]" office:value-type="float" office:value="2.14285714285714" calcext:value-type="float">
            <text:p>2.14285714285714</text:p>
          </table:table-cell>
          <table:table-cell table:formula="of:=COUNTIFS([$Troops.$AA$2:.$AA$269];[.$A47];[$Troops.$AB$2:.$AB$269];[.$B$42];[$Troops.$Z$2:.$Z$269];[.L$1])/[.$M47]*[.L6]" office:value-type="float" office:value="0" calcext:value-type="float">
            <text:p>0</text:p>
          </table:table-cell>
          <table:table-cell table:formula="of:=COUNTIFS([$Troops.AA$2:.AA$269];[.A47];[$Troops.AB$2:.AB$269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9];[.$A48];[$Troops.$AB$2:.$AB$269];[.$B$42];[$Troops.$Z$2:.$Z$269];[.B$1])/[.$M48]*[.B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C$1])/[.$M48]*[.C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D$1])/[.$M48]*[.D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E$1])/[.$M48]*[.E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F$1])/[.$M48]*[.F7]" office:value-type="float" office:value="8" calcext:value-type="float">
            <text:p>8</text:p>
          </table:table-cell>
          <table:table-cell table:formula="of:=COUNTIFS([$Troops.$AA$2:.$AA$269];[.$A48];[$Troops.$AB$2:.$AB$269];[.$B$42];[$Troops.$Z$2:.$Z$269];[.G$1])/[.$M48]*[.G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H$1])/[.$M48]*[.H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I$1])/[.$M48]*[.I7]" office:value-type="float" office:value="18" calcext:value-type="float">
            <text:p>18</text:p>
          </table:table-cell>
          <table:table-cell table:formula="of:=COUNTIFS([$Troops.$AA$2:.$AA$269];[.$A48];[$Troops.$AB$2:.$AB$269];[.$B$42];[$Troops.$Z$2:.$Z$269];[.J$1])/[.$M48]*[.J7]" office:value-type="float" office:value="0" calcext:value-type="float">
            <text:p>0</text:p>
          </table:table-cell>
          <table:table-cell table:formula="of:=COUNTIFS([$Troops.$AA$2:.$AA$269];[.$A48];[$Troops.$AB$2:.$AB$269];[.$B$42];[$Troops.$Z$2:.$Z$269];[.K$1])/[.$M48]*[.K7]" office:value-type="float" office:value="5" calcext:value-type="float">
            <text:p>5</text:p>
          </table:table-cell>
          <table:table-cell table:formula="of:=COUNTIFS([$Troops.$AA$2:.$AA$269];[.$A48];[$Troops.$AB$2:.$AB$269];[.$B$42];[$Troops.$Z$2:.$Z$269];[.L$1])/[.$M48]*[.L7]" office:value-type="float" office:value="20" calcext:value-type="float">
            <text:p>20</text:p>
          </table:table-cell>
          <table:table-cell table:formula="of:=COUNTIFS([$Troops.AA$2:.AA$269];[.A48];[$Troops.AB$2:.AB$269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9" table:display-filter-buttons="true" table:on-update-keep-styles="true" table:on-update-keep-size="false">
          <table:sort>
            <table:sort-by table:field-number="31" table:data-type="automatic"/>
          </table:sort>
        </table:database-range>
        <table:database-range table:name="Troops" table:target-range-address="Troops.A1:Troops.AF358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08:42:39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4-25T08:44:18.750000000</dc:date>
    <meta:editing-duration>P1DT16H15M28S</meta:editing-duration>
    <meta:editing-cycles>491</meta:editing-cycles>
    <meta:generator>LibreOffice/7.1.5.2$Windows_X86_64 LibreOffice_project/85f04e9f809797b8199d13c421bd8a2b025d52b5</meta:generator>
    <meta:document-statistic meta:table-count="2" meta:cell-count="9050" meta:object-count="0"/>
  </office:meta>
</office:document-meta>
</file>